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df77"/>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22c50"/>
    </style:style>
    <style:style style:name="P6" style:family="paragraph" style:parent-style-name="Standard">
      <style:paragraph-properties fo:text-align="center" style:justify-single-word="false"/>
      <style:text-properties officeooo:paragraph-rsid="00113c97"/>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rsid="0005eb8c" officeooo:paragraph-rsid="0005eb8c" style:font-weight-asian="bold"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paragraph-properties fo:text-align="center" style:justify-single-word="false"/>
      <style:text-properties fo:font-style="italic" officeooo:paragraph-rsid="0006df77" style:font-style-asian="italic" style:font-style-complex="italic"/>
    </style:style>
    <style:style style:name="P14" style:family="paragraph" style:parent-style-name="Standard">
      <style:paragraph-properties fo:text-align="start" style:justify-single-word="false"/>
      <style:text-properties fo:font-style="italic" style:font-style-asian="italic" style:font-style-complex="italic"/>
    </style:style>
    <style:style style:name="P15"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16" style:family="paragraph" style:parent-style-name="Standard">
      <style:text-properties fo:font-style="italic" style:text-underline-style="solid" style:text-underline-width="auto" style:text-underline-color="font-color" style:font-style-asian="italic" style:font-style-complex="italic"/>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fo:font-style="italic" fo:font-weight="bold" officeooo:paragraph-rsid="00022c50" style:font-style-asian="italic" style:font-weight-asian="bold" style:font-style-complex="italic"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06df77"/>
    </style:style>
    <style:style style:name="P21" style:family="paragraph" style:parent-style-name="Standard">
      <style:paragraph-properties fo:text-align="center" style:justify-single-word="false"/>
      <style:text-properties fo:font-size="16pt" style:font-size-asian="16pt" style:font-size-complex="16pt"/>
    </style:style>
    <style:style style:name="P2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3" style:family="paragraph" style:parent-style-name="Standard">
      <style:text-properties style:font-name="Liberation Serif" fo:font-size="12pt" style:font-size-asian="12pt" style:font-size-complex="12pt"/>
    </style:style>
    <style:style style:name="P24" style:family="paragraph" style:parent-style-name="Standard">
      <style:paragraph-properties fo:text-align="center" style:justify-single-word="false"/>
      <style:text-properties style:font-name="Liberation Serif" fo:font-size="12pt" style:font-size-asian="12pt" style:font-size-complex="12pt"/>
    </style:style>
    <style:style style:name="P25" style:family="paragraph" style:parent-style-name="Standard">
      <style:paragraph-properties fo:text-align="justify" style:justify-single-word="false"/>
      <style:text-properties style:font-name="Liberation Serif" fo:font-size="12pt"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paragraph-rsid="000b07a4" style:font-size-asian="12pt" style:font-size-complex="12pt"/>
    </style:style>
    <style:style style:name="P27"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28"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text-properties style:font-name="Liberation Serif" fo:font-size="12pt" fo:font-style="italic" style:font-size-asian="12pt" style:font-style-asian="italic" style:font-size-complex="12pt" style:font-style-complex="italic"/>
    </style:style>
    <style:style style:name="P31"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32"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33" style:family="paragraph" style:parent-style-name="Standard">
      <style:text-properties fo:font-size="12pt" style:font-size-asian="12pt" style:font-size-complex="12pt"/>
    </style:style>
    <style:style style:name="P34" style:family="paragraph" style:parent-style-name="Standard">
      <style:paragraph-properties fo:text-align="center" style:justify-single-word="false"/>
      <style:text-properties fo:font-size="12pt" style:font-size-asian="12pt" style:font-size-complex="12pt"/>
    </style:style>
    <style:style style:name="P35" style:family="paragraph" style:parent-style-name="Standard">
      <style:paragraph-properties fo:text-align="justify" style:justify-single-word="false"/>
      <style:text-properties fo:font-size="12pt" style:font-size-asian="12pt" style:font-size-complex="12pt"/>
    </style:style>
    <style:style style:name="P36" style:family="paragraph" style:parent-style-name="Standard">
      <style:text-properties fo:font-size="12pt" officeooo:rsid="006f1ff3" officeooo:paragraph-rsid="00022c50" style:font-size-asian="12pt" style:font-size-complex="12pt"/>
    </style:style>
    <style:style style:name="P37"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39"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40"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41" style:family="paragraph" style:parent-style-name="Standard">
      <style:text-properties fo:font-size="12pt" style:text-underline-style="solid" style:text-underline-type="double" style:text-underline-width="auto" style:text-underline-color="font-color" style:font-size-asian="12pt" style:font-size-complex="12pt"/>
    </style:style>
    <style:style style:name="P42"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3"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4"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45"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46"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47" style:family="paragraph" style:parent-style-name="Standard">
      <style:text-properties style:text-position="0% 100%"/>
    </style:style>
    <style:style style:name="P48"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49" style:family="paragraph" style:parent-style-name="Standard">
      <style:text-properties style:text-position="0% 100%" fo:font-size="10pt" style:font-size-asian="10pt" style:font-size-complex="10pt"/>
    </style:style>
    <style:style style:name="P5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1" style:family="paragraph" style:parent-style-name="Standard">
      <style:text-properties fo:font-style="normal" style:font-style-asian="normal" style:font-style-complex="normal"/>
    </style:style>
    <style:style style:name="P52" style:family="paragraph" style:parent-style-name="Standard">
      <style:paragraph-properties fo:text-align="justify" style:justify-single-word="false"/>
      <style:text-properties fo:font-style="normal" officeooo:paragraph-rsid="0003e00d" style:font-style-asian="normal" style:font-style-complex="normal"/>
    </style:style>
    <style:style style:name="P53" style:family="paragraph" style:parent-style-name="Standard">
      <style:text-properties fo:font-style="normal" officeooo:rsid="0003e00d" officeooo:paragraph-rsid="0003e00d" style:font-style-asian="normal" style:font-style-complex="normal"/>
    </style:style>
    <style:style style:name="P5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5" style:family="paragraph" style:parent-style-name="Standard">
      <style:text-properties fo:font-size="10pt" style:font-size-asian="10pt" style:font-size-complex="10pt"/>
    </style:style>
    <style:style style:name="P56" style:family="paragraph" style:parent-style-name="Standard">
      <style:paragraph-properties fo:text-align="justify" style:justify-single-word="false"/>
      <style:text-properties officeooo:rsid="0036aeee" officeooo:paragraph-rsid="00022c50"/>
    </style:style>
    <style:style style:name="P57" style:family="paragraph" style:parent-style-name="Standard">
      <style:text-properties officeooo:rsid="006b23da" officeooo:paragraph-rsid="00022c50"/>
    </style:style>
    <style:style style:name="P58" style:family="paragraph" style:parent-style-name="Standard">
      <style:text-properties officeooo:paragraph-rsid="0004622d"/>
    </style:style>
    <style:style style:name="P59" style:family="paragraph" style:parent-style-name="Standard">
      <style:text-properties officeooo:paragraph-rsid="0006dadc"/>
    </style:style>
    <style:style style:name="P60" style:family="paragraph" style:parent-style-name="Standard">
      <style:text-properties style:text-underline-style="none"/>
    </style:style>
    <style:style style:name="P61" style:family="paragraph" style:parent-style-name="Standard">
      <style:paragraph-properties fo:text-align="justify" style:justify-single-word="false"/>
      <style:text-properties style:text-underline-style="none" officeooo:paragraph-rsid="0006df77"/>
    </style:style>
    <style:style style:name="P62" style:family="paragraph" style:parent-style-name="Standard">
      <style:text-properties officeooo:rsid="0004622d" officeooo:paragraph-rsid="0004622d"/>
    </style:style>
    <style:style style:name="P63" style:family="paragraph" style:parent-style-name="Standard">
      <style:paragraph-properties fo:text-align="start" style:justify-single-word="false"/>
      <style:text-properties officeooo:rsid="0006df77" officeooo:paragraph-rsid="0006df77"/>
    </style:style>
    <style:style style:name="P64" style:family="paragraph" style:parent-style-name="Standard">
      <style:text-properties officeooo:rsid="0006df77" officeooo:paragraph-rsid="0006df77"/>
    </style:style>
    <style:style style:name="P65"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officeooo:paragraph-rsid="000b07a4" style:font-size-asian="12pt" style:font-size-complex="12pt"/>
    </style:style>
    <style:style style:name="P66" style:family="paragraph" style:parent-style-name="Standard">
      <style:paragraph-properties fo:margin-left="0cm" fo:margin-right="0cm" style:line-height-at-least="0.37cm" fo:text-align="justify" style:justify-single-word="false" fo:text-indent="0cm" style:auto-text-indent="false"/>
      <style:text-properties style:font-name="Liberation Serif" fo:font-size="12pt" officeooo:paragraph-rsid="000b84f8" style:font-size-asian="12pt" style:font-size-complex="12pt"/>
    </style:style>
    <style:style style:name="P67" style:family="paragraph" style:parent-style-name="Standard" style:master-page-name="Standard">
      <style:paragraph-properties style:page-number="auto"/>
    </style:style>
    <style:style style:name="P68" style:family="paragraph" style:parent-style-name="Standard">
      <style:paragraph-properties fo:text-align="justify" style:justify-single-word="false"/>
      <style:text-properties officeooo:rsid="000e5246"/>
    </style:style>
    <style:style style:name="P6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0" style:family="paragraph" style:parent-style-name="Standard">
      <style:paragraph-properties fo:text-align="center" style:justify-single-word="false"/>
      <style:text-properties fo:font-size="14pt" fo:font-weight="bold" officeooo:paragraph-rsid="00113c97" style:font-size-asian="14pt" style:font-weight-asian="bold" style:font-size-complex="14pt" style:font-weight-complex="bold"/>
    </style:style>
    <style:style style:name="P71" style:family="paragraph" style:parent-style-name="Standard">
      <style:paragraph-properties fo:text-align="center" style:justify-single-word="false"/>
      <style:text-properties fo:font-style="italic" officeooo:paragraph-rsid="00113c97" style:font-style-asian="italic" style:font-style-complex="italic"/>
    </style:style>
    <style:style style:name="P72" style:family="paragraph" style:parent-style-name="Standard">
      <style:paragraph-properties fo:text-align="justify" style:justify-single-word="false"/>
      <style:text-properties officeooo:rsid="001141c5" officeooo:paragraph-rsid="001141c5"/>
    </style:style>
    <style:style style:name="P73" style:family="paragraph" style:parent-style-name="Standard">
      <style:paragraph-properties fo:text-align="center" style:justify-single-word="false"/>
      <style:text-properties fo:font-weight="bold" officeooo:rsid="00113c97" officeooo:paragraph-rsid="00113c97" style:font-weight-asian="bold" style:font-weight-complex="bold"/>
    </style:style>
    <style:style style:name="P74" style:family="paragraph" style:parent-style-name="Standard">
      <style:text-properties officeooo:rsid="00113c97" officeooo:paragraph-rsid="00113c97"/>
    </style:style>
    <style:style style:name="P75" style:family="paragraph" style:parent-style-name="Standard">
      <style:text-properties officeooo:paragraph-rsid="0017912b"/>
    </style:style>
    <style:style style:name="P7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style:text-underline-style="none" officeooo:rsid="0006df77" style:font-style-asian="italic" style:font-style-complex="italic"/>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04622d" style:font-style-asian="italic" style:font-style-complex="italic"/>
    </style:style>
    <style:style style:name="T9" style:family="text">
      <style:text-properties style:text-position="sub 58%" fo:font-style="italic" officeooo:rsid="0006dadc" style:font-style-asian="italic" style:font-style-complex="italic"/>
    </style:style>
    <style:style style:name="T10" style:family="text">
      <style:text-properties style:text-position="sub 58%" fo:font-style="italic" officeooo:rsid="0006df77" style:font-style-asian="italic" style:font-style-complex="italic"/>
    </style:style>
    <style:style style:name="T11" style:family="text">
      <style:text-properties style:text-position="sub 58%" fo:font-style="italic" style:text-underline-style="none" officeooo:rsid="0006df77" style:font-style-asian="italic" style:font-style-complex="italic"/>
    </style:style>
    <style:style style:name="T12" style:family="text">
      <style:text-properties style:text-position="sub 58%" style:font-name="Liberation Serif" fo:font-size="12pt" style:font-size-asian="12pt" style:font-size-complex="12pt"/>
    </style:style>
    <style:style style:name="T13" style:family="text">
      <style:text-properties style:text-position="sub 58%" style:font-name="Liberation Serif" fo:font-size="12pt" fo:font-style="italic" style:font-size-asian="12pt" style:font-style-asian="italic" style:font-size-complex="12pt" style:font-style-complex="italic"/>
    </style:style>
    <style:style style:name="T14"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15" style:family="text">
      <style:text-properties style:text-position="sub 58%" fo:font-size="12pt" fo:font-style="italic" style:font-size-asian="12pt" style:font-style-asian="italic" style:font-size-complex="12pt" style:font-style-complex="italic"/>
    </style:style>
    <style:style style:name="T16" style:family="text">
      <style:text-properties style:text-position="sub 58%" fo:font-size="12pt" fo:font-style="italic" officeooo:rsid="0071dd41" style:font-size-asian="12pt" style:font-style-asian="italic" style:font-size-complex="12pt" style:font-style-complex="italic"/>
    </style:style>
    <style:style style:name="T17" style:family="text">
      <style:text-properties style:text-position="sub 58%" fo:font-size="12pt" style:font-size-asian="12pt" style:font-size-complex="12pt"/>
    </style:style>
    <style:style style:name="T18" style:family="text">
      <style:text-properties style:text-position="sub 58%" officeooo:rsid="006f1ff3"/>
    </style:style>
    <style:style style:name="T19" style:family="text">
      <style:text-properties style:text-position="sub 58%" officeooo:rsid="006fb83a"/>
    </style:style>
    <style:style style:name="T20" style:family="text">
      <style:text-properties style:text-position="sub 58%" officeooo:rsid="0006df77"/>
    </style:style>
    <style:style style:name="T21" style:family="text">
      <style:text-properties style:text-position="sub 58%" officeooo:rsid="00113c97"/>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weight="bold" style:font-weight-asian="bold" style:font-weight-complex="bold"/>
    </style:style>
    <style:style style:name="T24"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25"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6"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7"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8"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9"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0"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31"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2"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3"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4"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ize="12pt" fo:font-style="italic" officeooo:rsid="007edee3" style:font-size-asian="12pt" style:font-style-asian="italic" style:font-size-complex="12pt" style:font-style-complex="italic"/>
    </style:style>
    <style:style style:name="T38" style:family="text">
      <style:text-properties style:font-name="Liberation Serif" fo:font-size="12pt" fo:font-style="normal" style:font-size-asian="12pt" style:font-style-asian="normal" style:font-size-complex="12pt" style:font-style-complex="normal"/>
    </style:style>
    <style:style style:name="T39" style:family="text">
      <style:text-properties style:font-name="Liberation Serif" fo:font-size="12pt" fo:font-style="normal" officeooo:rsid="007edee3" style:font-size-asian="12pt" style:font-style-asian="normal" style:font-size-complex="12pt" style:font-style-complex="normal"/>
    </style:style>
    <style:style style:name="T40" style:family="text">
      <style:text-properties style:font-name="Liberation Serif" fo:font-size="12pt" fo:font-style="normal" officeooo:rsid="007ffff5" style:font-size-asian="12pt" style:font-style-asian="normal" style:font-size-complex="12pt" style:font-style-complex="normal"/>
    </style:style>
    <style:style style:name="T41"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42" style:family="text">
      <style:text-properties style:font-name="Liberation Serif" fo:font-size="12pt" style:font-name-asian="Times New Roman" style:font-size-asian="12pt" style:font-name-complex="Times New Roman" style:font-size-complex="12pt"/>
    </style:style>
    <style:style style:name="T43" style:family="text">
      <style:text-properties style:font-name="Liberation Serif" fo:font-size="12pt" style:font-name-asian="Liberation Serif1" style:font-size-asian="12pt" style:font-name-complex="Liberation Serif1" style:font-size-complex="12pt"/>
    </style:style>
    <style:style style:name="T44" style:family="text">
      <style:text-properties fo:font-size="12pt" style:font-size-asian="12pt" style:font-size-complex="12pt"/>
    </style:style>
    <style:style style:name="T45" style:family="text">
      <style:text-properties fo:font-size="12pt" officeooo:rsid="0071dd41" style:font-size-asian="12pt" style:font-size-complex="12pt"/>
    </style:style>
    <style:style style:name="T46" style:family="text">
      <style:text-properties fo:font-size="12pt" officeooo:rsid="007d8719" style:font-size-asian="12pt" style:font-size-complex="12pt"/>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italic" officeooo:rsid="0071dd41" style:font-size-asian="12pt" style:font-style-asian="italic" style:font-size-complex="12pt" style:font-style-complex="italic"/>
    </style:style>
    <style:style style:name="T49" style:family="text">
      <style:text-properties fo:font-size="12pt" fo:font-style="italic" officeooo:rsid="007d8719" style:font-size-asian="12pt" style:font-style-asian="italic" style:font-size-complex="12pt" style:font-style-complex="italic"/>
    </style:style>
    <style:style style:name="T50"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51" style:family="text">
      <style:text-properties fo:font-size="12pt" fo:font-style="normal" officeooo:rsid="0071dd41" style:font-size-asian="12pt" style:font-style-asian="normal" style:font-size-complex="12pt" style:font-style-complex="normal"/>
    </style:style>
    <style:style style:name="T52" style:family="text">
      <style:text-properties fo:font-size="12pt" fo:font-style="normal" officeooo:rsid="007d8719" style:font-size-asian="12pt" style:font-style-asian="normal" style:font-size-complex="12pt" style:font-style-complex="normal"/>
    </style:style>
    <style:style style:name="T53" style:family="text">
      <style:text-properties fo:font-weight="normal" style:font-weight-asian="normal" style:font-weight-complex="normal"/>
    </style:style>
    <style:style style:name="T54" style:family="text">
      <style:text-properties fo:font-style="normal" style:font-style-asian="normal" style:font-style-complex="normal"/>
    </style:style>
    <style:style style:name="T55" style:family="text">
      <style:text-properties style:text-position="super 58%"/>
    </style:style>
    <style:style style:name="T56" style:family="text">
      <style:text-properties style:text-position="super 58%" style:font-name="Liberation Serif" fo:font-size="12pt" fo:font-style="italic" style:font-size-asian="12pt" style:font-style-asian="italic" style:font-size-complex="12pt" style:font-style-complex="italic"/>
    </style:style>
    <style:style style:name="T57" style:family="text">
      <style:text-properties style:text-position="super 58%" officeooo:rsid="006f1ff3"/>
    </style:style>
    <style:style style:name="T58" style:family="text">
      <style:text-properties style:text-position="super 58%" fo:font-size="12pt" officeooo:rsid="007d8719" style:font-size-asian="12pt" style:font-size-complex="12pt"/>
    </style:style>
    <style:style style:name="T59" style:family="text">
      <style:text-properties style:text-position="super 58%" officeooo:rsid="0006df77"/>
    </style:style>
    <style:style style:name="T60" style:family="text">
      <style:text-properties style:text-position="0% 100%"/>
    </style:style>
    <style:style style:name="T61" style:family="text">
      <style:text-properties style:text-position="0% 100%" style:font-name="Liberation Serif1" officeooo:rsid="004e61a6" style:font-name-asian="Liberation Serif1" style:font-name-complex="Liberation Serif1"/>
    </style:style>
    <style:style style:name="T62" style:family="text">
      <style:text-properties style:text-position="0% 100%" style:font-name="OpenSymbol" fo:font-size="12pt" style:font-name-asian="OpenSymbol" style:font-size-asian="12pt" style:font-name-complex="OpenSymbol" style:font-size-complex="12pt"/>
    </style:style>
    <style:style style:name="T63"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64" style:family="text">
      <style:text-properties style:text-position="0% 100%" style:font-name="OpenSymbol" fo:font-style="italic" style:font-name-asian="OpenSymbol" style:font-style-asian="italic" style:font-name-complex="OpenSymbol" style:font-style-complex="italic"/>
    </style:style>
    <style:style style:name="T65" style:family="text">
      <style:text-properties style:text-position="0% 100%" style:font-name="OpenSymbol" style:font-name-asian="OpenSymbol" style:font-name-complex="OpenSymbol"/>
    </style:style>
    <style:style style:name="T66" style:family="text">
      <style:text-properties style:text-position="0% 100%" style:font-name="OpenSymbol" fo:font-weight="normal" officeooo:rsid="004e61a6" style:font-name-asian="OpenSymbol" style:font-weight-asian="normal" style:font-name-complex="OpenSymbol" style:font-weight-complex="normal"/>
    </style:style>
    <style:style style:name="T67" style:family="text">
      <style:text-properties style:text-position="0% 100%" fo:font-size="12pt" style:font-size-asian="12pt" style:font-size-complex="12pt"/>
    </style:style>
    <style:style style:name="T68" style:family="text">
      <style:text-properties style:text-position="0% 100%" officeooo:rsid="006fb83a"/>
    </style:style>
    <style:style style:name="T69" style:family="text">
      <style:text-properties style:text-position="0% 100%" officeooo:rsid="0006dadc"/>
    </style:style>
    <style:style style:name="T70" style:family="text">
      <style:text-properties style:text-position="0% 100%" fo:font-style="italic" officeooo:rsid="0006dadc" style:font-style-asian="italic" style:font-style-complex="italic"/>
    </style:style>
    <style:style style:name="T71" style:family="text">
      <style:text-properties style:text-position="0% 100%" fo:font-style="normal" officeooo:rsid="0006dadc" style:font-style-asian="normal" style:font-style-complex="normal"/>
    </style:style>
    <style:style style:name="T72" style:family="text">
      <style:text-properties style:font-name="Liberation Serif1" style:font-name-asian="Liberation Serif1" style:font-name-complex="Liberation Serif1"/>
    </style:style>
    <style:style style:name="T73" style:family="text">
      <style:text-properties style:font-name="Liberation Serif1" officeooo:rsid="004e61a6" style:font-name-asian="Liberation Serif1" style:font-name-complex="Liberation Serif1"/>
    </style:style>
    <style:style style:name="T74" style:family="text">
      <style:text-properties style:font-name="Liberation Serif1" fo:font-size="12pt" style:font-name-asian="Liberation Serif1" style:font-size-asian="12pt" style:font-name-complex="Liberation Serif1" style:font-size-complex="12pt"/>
    </style:style>
    <style:style style:name="T75" style:family="text">
      <style:text-properties style:font-name="OpenSymbol" style:font-name-asian="OpenSymbol" style:font-name-complex="OpenSymbol"/>
    </style:style>
    <style:style style:name="T76" style:family="text">
      <style:text-properties style:font-name="OpenSymbol" officeooo:rsid="004e61a6" style:font-name-asian="OpenSymbol" style:font-name-complex="OpenSymbol"/>
    </style:style>
    <style:style style:name="T77" style:family="text">
      <style:text-properties style:font-name="OpenSymbol" officeooo:rsid="0006df77" style:font-name-asian="OpenSymbol" style:font-name-complex="OpenSymbol"/>
    </style:style>
    <style:style style:name="T78"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79" style:family="text">
      <style:text-properties style:font-name="OpenSymbol" fo:font-size="12pt" style:font-name-asian="OpenSymbol" style:font-size-asian="12pt" style:font-name-complex="OpenSymbol" style:font-size-complex="12pt"/>
    </style:style>
    <style:style style:name="T80" style:family="text">
      <style:text-properties style:font-name="OpenSymbol" fo:font-size="12pt" officeooo:rsid="0006dadc" style:font-name-asian="OpenSymbol" style:font-size-asian="12pt" style:font-name-complex="OpenSymbol" style:font-size-complex="12pt"/>
    </style:style>
    <style:style style:name="T81"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82"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83"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84"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85" style:family="text">
      <style:text-properties style:font-name="OpenSymbol" fo:font-size="12pt" style:font-name-asian="Times New Roman" style:font-size-asian="12pt" style:font-name-complex="Times New Roman" style:font-size-complex="12pt"/>
    </style:style>
    <style:style style:name="T86" style:family="text">
      <style:text-properties style:font-name="OpenSymbol" style:font-name-asian="Times New Roman" style:font-name-complex="Times New Roman"/>
    </style:style>
    <style:style style:name="T87" style:family="text">
      <style:text-properties style:font-name="OpenSymbol" officeooo:rsid="006c7323" style:font-name-asian="Times New Roman" style:font-name-complex="Times New Roman"/>
    </style:style>
    <style:style style:name="T88" style:family="text">
      <style:text-properties style:font-name="OpenSymbol" officeooo:rsid="0006df77" style:font-name-asian="Times New Roman" style:font-name-complex="Times New Roman"/>
    </style:style>
    <style:style style:name="T89" style:family="text">
      <style:text-properties style:font-name="OpenSymbol" fo:font-style="italic" style:font-name-asian="OpenSymbol" style:font-style-asian="italic" style:font-name-complex="OpenSymbol" style:font-style-complex="italic"/>
    </style:style>
    <style:style style:name="T90" style:family="text">
      <style:text-properties style:font-name="Times New Roman" fo:font-style="normal" style:font-name-asian="Times New Roman" style:font-style-asian="normal" style:font-name-complex="Times New Roman" style:font-style-complex="normal"/>
    </style:style>
    <style:style style:name="T91" style:family="text">
      <style:text-properties style:text-position="33% 58%" style:font-name="OpenSymbol" officeooo:rsid="006c7323" style:font-name-asian="Times New Roman" style:font-name-complex="Times New Roman"/>
    </style:style>
    <style:style style:name="T92" style:family="text">
      <style:text-properties style:text-position="33% 58%" officeooo:rsid="006f1ff3"/>
    </style:style>
    <style:style style:name="T93" style:family="text">
      <style:text-properties officeooo:rsid="006f1ff3"/>
    </style:style>
    <style:style style:name="T94" style:family="text">
      <style:text-properties officeooo:rsid="0067dbc0"/>
    </style:style>
    <style:style style:name="T95" style:family="text">
      <style:text-properties officeooo:rsid="006fb83a"/>
    </style:style>
    <style:style style:name="T96" style:family="text">
      <style:text-properties officeooo:rsid="0003e00d"/>
    </style:style>
    <style:style style:name="T97" style:family="text">
      <style:text-properties officeooo:rsid="0004622d"/>
    </style:style>
    <style:style style:name="T98" style:family="text">
      <style:text-properties officeooo:rsid="0006dadc"/>
    </style:style>
    <style:style style:name="T99" style:family="text">
      <style:text-properties officeooo:rsid="0006df77"/>
    </style:style>
    <style:style style:name="T100" style:family="text">
      <style:text-properties officeooo:rsid="00083dd3"/>
    </style:style>
    <style:style style:name="T101" style:family="text">
      <style:text-properties officeooo:rsid="0008ac0c"/>
    </style:style>
    <style:style style:name="T102" style:family="text">
      <style:text-properties fo:font-variant="normal" fo:text-transform="none" fo:color="#333333" fo:letter-spacing="normal" fo:font-style="normal" fo:font-weight="normal"/>
    </style:style>
    <style:style style:name="T103" style:family="text">
      <style:text-properties fo:font-variant="normal" fo:text-transform="none" fo:color="#333333" fo:letter-spacing="normal" fo:font-style="italic" fo:font-weight="normal" style:font-style-asian="italic" style:font-style-complex="italic"/>
    </style:style>
    <style:style style:name="T104" style:family="text">
      <style:text-properties fo:font-variant="normal" fo:text-transform="none" fo:color="#333333" style:text-position="sub 58%" fo:letter-spacing="normal" fo:font-style="italic" fo:font-weight="normal" style:font-style-asian="italic" style:font-style-complex="italic"/>
    </style:style>
    <style:style style:name="T105" style:family="text">
      <style:text-properties officeooo:rsid="000f4c44"/>
    </style:style>
    <style:style style:name="T106" style:family="text">
      <style:text-properties officeooo:rsid="00113c97"/>
    </style:style>
    <style:style style:name="T107" style:family="text">
      <style:text-properties officeooo:rsid="00140649"/>
    </style:style>
    <style:style style:name="T108" style:family="text">
      <style:text-properties officeooo:rsid="0017912b"/>
    </style:style>
    <style:style style:name="T109" style:family="text">
      <style:text-properties style:text-position="-33% 58%"/>
    </style:style>
    <style:style style:name="T110" style:family="text">
      <style:text-properties style:text-position="0% 100%" fo:font-weight="normal" style:font-weight-asian="normal" style:font-weight-complex="normal"/>
    </style:style>
    <style:style style:name="T111"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2">Computer Science 433 -Artificial Intelligence</text:p>
      <text:p text:style-name="P12">Dr. Robert Kremer</text:p>
      <text:p text:style-name="P12">Assignment 1: Set Based Search and Or Tree Based Search</text:p>
      <text:p text:style-name="P12"/>
      <text:p text:style-name="P12">Group 8</text:p>
      <text:p text:style-name="P12">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p>
      <text:p text:style-name="P7">TODO LIST: </text:p>
      <text:p text:style-name="P7">- Finalize SBS:</text:p>
      <text:p text:style-name="P7"><text:tab/>- Example <text:span text:style-name="T100">(Taken – Sean) </text:span></text:p>
      <text:p text:style-name="P7"/>
      <text:p text:style-name="P7">- Finalize Otree:</text:p>
      <text:p text:style-name="P7"><text:tab/>- Search Model <text:span text:style-name="T105">(Reformalizing – Alex) </text:span></text:p>
      <text:p text:style-name="P7"><text:tab/>- Search Process</text:p>
      <text:p text:style-name="P7"><text:tab/>- Search Instance</text:p>
      <text:p text:style-name="P7"/>
      <text:p text:style-name="P7">- References:</text:p>
      <text:p text:style-name="P7"><text:tab/>- Kremer's Notes</text:p>
      <text:p text:style-name="P7"><text:tab/>- Andrew's Notes</text:p>
      <text:p text:style-name="P7"><text:tab/>- Sisyphus I Problem</text:p>
      <text:p text:style-name="P7"><text:tab/><text:span text:style-name="T101">- Denzinger's Manuscript (How to refrence? I'll get 'er done...) </text:span></text:p>
      <text:p text:style-name="P7"><text:tab/>- Any tips and trick pages you guys find</text:p>
      <text:p text:style-name="P19"><text:span text:style-name="T22"><text:tab/></text:span><text:span text:style-name="T22">- Fix up references throughout the paper</text:span></text:p>
      <text:p text:style-name="P7"/>
      <text:p text:style-name="P7">- General:</text:p>
      <text:p text:style-name="P19"><text:span text:style-name="T22"><text:tab/>- </text:span><text:span text:style-name="T22">Group </text:span><text:span text:style-name="T22">Edit until Monday 11:00PM. After this point, Alex will <text:tab/>take over, format, edit and finish up </text:span></text:p>
      <text:p text:style-name="P7">*************************************************************/</text:p>
      <text:p text:style-name="P7"/>
      <text:p text:style-name="P21"><text:span text:style-name="T23">Set Based Searc</text:span><text:span text:style-name="T23">h</text:span></text:p>
      <text:p text:style-name="P4"/>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4"><text:span text:style-name="T22">Search Mode</text:span><text:span text:style-name="T22">l</text:span></text:p>
      <text:p text:style-name="Standard"/>
      <text:p text:style-name="P25">For our purposes, we define our search model as pe<text:span text:style-name="T53">r </text:span><text:span text:style-name="T24">Jörg Denzinger's definition (Kremer, </text:span><text:span text:style-name="T24">2013). </text:span></text:p>
      <text:p text:style-name="P43"><text:soft-page-break/></text:p>
      <text:p text:style-name="P24"><text:span text:style-name="T25">A</text:span><text:span text:style-name="T26">SET</text:span><text:span text:style-name="T25"> = (S</text:span><text:span text:style-name="T26">SET</text:span><text:span text:style-name="T25">, T</text:span><text:span text:style-name="T26">SET</text:span><text:span text:style-name="T25">)</text:span></text:p>
      <text:p text:style-name="P43"/>
      <text:p text:style-name="P25"><text:span text:style-name="T24">Where </text:span><text:span text:style-name="T25">A</text:span><text:span text:style-name="T26">SET</text:span><text:span text:style-name="T24"> is the search model, </text:span><text:span text:style-name="T25">S</text:span><text:span text:style-name="T26">SET</text:span><text:span text:style-name="T24"> is the search state, and </text:span><text:span text:style-name="T25">T</text:span><text:span text:style-name="T26">SET</text:span><text:span text:style-name="T24"> is the set of transition rules, </text:span><text:span text:style-name="T24">which is a relation on </text:span><text:span text:style-name="T25">T</text:span><text:span text:style-name="T26">SET</text:span><text:span text:style-name="T31">:</text:span></text:p>
      <text:p text:style-name="P45"/>
      <text:p text:style-name="P31"><text:span text:style-name="T32">T</text:span><text:span text:style-name="T27">SET</text:span><text:span text:style-name="T32"> : S</text:span><text:span text:style-name="T27">SET</text:span><text:span text:style-name="T32"> </text:span><text:span text:style-name="T33">× </text:span><text:span text:style-name="T33">S</text:span><text:span text:style-name="T28">SET</text:span></text:p>
      <text:p text:style-name="P42"/>
      <text:p text:style-name="P44">Search States</text:p>
      <text:p text:style-name="P42"/>
      <text:p text:style-name="P27"><text:span text:style-name="T29">We define the </text:span><text:span text:style-name="T25">S</text:span><text:span text:style-name="T26">SET</text:span><text:span text:style-name="T29"> to be the </text:span><text:span text:style-name="T29">set of all possible fact </text:span><text:span text:style-name="T29">sets</text:span><text:span text:style-name="T29">. </text:span><text:span text:style-name="T29">In the case of the </text:span><text:span text:style-name="T25">Sisyphus I</text:span><text:span text:style-name="T29"> problem (Kremer, 2013 [Accurate?]), we define a fact to be a </text:span><text:span text:style-name="T25">viable</text:span><text:span text:style-name="T29"> room assigning. Similarly, we say a room assigning is </text:span><text:span text:style-name="T25">viable</text:span><text:span text:style-name="T29"> if </text:span><text:span text:style-name="T29">and only i</text:span><text:span text:style-name="T29">f it violates no hard constraints. </text:span></text:p>
      <text:p text:style-name="P25"/>
      <text:p text:style-name="P4"><text:span text:style-name="T36">S</text:span><text:span text:style-name="T13">SET</text:span><text:span text:style-name="T36"> = 2</text:span><text:span text:style-name="T56">F</text:span></text:p>
      <text:p text:style-name="P48"/>
      <text:p text:style-name="P27"><text:span text:style-name="T29">As such, </text:span><text:span text:style-name="T25">S</text:span><text:span text:style-name="T26">SET</text:span><text:span text:style-name="T29"> is the set of all possible </text:span><text:span text:style-name="T29">sets of </text:span><text:span text:style-name="T29">room assignings, </text:span><text:span text:style-name="T29">which directly translates into </text:span><text:span text:style-name="T25">S</text:span><text:span text:style-name="T29"> being the power set of all room assignings. </text:span></text:p>
      <text:p text:style-name="P42"/>
      <text:p text:style-name="P29"><text:span text:style-name="T30">Transition </text:span><text:span text:style-name="T30">(Extension)</text:span><text:span text:style-name="T30"> Rules</text:span></text:p>
      <text:p text:style-name="P42"><text:s/></text:p>
      <text:p text:style-name="P2"><text:span text:style-name="T35">Our transition rules define the set of legal changes between search states. </text:span><text:span text:style-name="T35">We chose to implement a specific version of Set Based Search known as a </text:span><text:span text:style-name="T36">genetic algorithm</text:span><text:span text:style-name="T35">. Genetic algorithms have two defining transition rules: </text:span><text:span text:style-name="T36">mutation</text:span><text:span text:style-name="T35"> and </text:span><text:span text:style-name="T36">combination</text:span><text:span text:style-name="T35">. Mutation involves changing one individual within the population. </text:span><text:span text:style-name="T35">Combination involves taking two facts and combining their information in some way such </text:span><text:span text:style-name="T35">that one or more offspring are produced. Using these, if we use </text:span><text:span text:style-name="T36">mutation</text:span><text:span text:style-name="T38"> or </text:span><text:span text:style-name="T36">combination</text:span><text:span text:style-name="T38"> to get there. </text:span></text:p>
      <text:p text:style-name="P30"/>
      <text:p text:style-name="P12"><text:span text:style-name="T35">T</text:span><text:span text:style-name="T12">SET</text:span><text:span text:style-name="T35"> = </text:span><text:span text:style-name="T35">{(s, s') | </text:span><text:span text:style-name="T78">∃</text:span><text:span text:style-name="T35"> </text:span><text:span text:style-name="T35">A → B </text:span><text:span text:style-name="T62">∈</text:span><text:span text:style-name="T35"> Ext </text:span><text:span text:style-name="T74">●</text:span><text:span text:style-name="T35"> (A </text:span><text:span text:style-name="T79">⊆</text:span><text:span text:style-name="T42"> </text:span><text:span text:style-name="T35">s) </text:span><text:span text:style-name="T79">∧</text:span><text:span text:style-name="T35"> (s' = (s-A) </text:span><text:span text:style-name="T79">∪</text:span><text:span text:style-name="T35"> B)}</text:span></text:p>
      <text:p text:style-name="P30"/>
      <text:p text:style-name="P12"><text:span text:style-name="T35">Ext = {A → B | A, B </text:span><text:span text:style-name="T62">∈</text:span><text:span text:style-name="T35"> F}</text:span></text:p>
      <text:p text:style-name="P23"/>
      <text:p text:style-name="P2"><text:span text:style-name="T35">Given the </text:span><text:span text:style-name="T36">Sisyphus I</text:span><text:span text:style-name="T35"> room assignment problem, we define mutation as the moving of one <text:s text:c="2"/>person from one office to another. We define this formally </text:span><text:span text:style-name="T35">below</text:span><text:span text:style-name="T35">. </text:span></text:p>
      <text:p text:style-name="P25"/>
      <text:p text:style-name="P12"><text:span text:style-name="T35">inRoom : (Person, F) </text:span><text:span text:style-name="T34">× </text:span><text:span text:style-name="T34">Room</text:span></text:p>
      <text:p text:style-name="P46">inRoom(p, A) = r ↔ p is assigned to room r in fact A</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31"/>
            <text:p text:style-name="P31">Mut</text:p>
          </table:table-cell>
          <table:table-cell table:style-name="Table1.A1" office:value-type="string">
            <text:p text:style-name="P32"><text:s/></text:p>
            <text:p text:style-name="P32">=</text:p>
          </table:table-cell>
          <table:table-cell table:style-name="Table1.A1" office:value-type="string">
            <text:p text:style-name="P14"><text:span text:style-name="T35">{A → B | </text:span><text:span text:style-name="T78">∃</text:span><text:span text:style-name="T35"> p,</text:span><text:span text:style-name="T35">q</text:span><text:span text:style-name="T35"> </text:span><text:span text:style-name="T62">∈</text:span><text:span text:style-name="T35"> A st. p,</text:span><text:span text:style-name="T35">q</text:span><text:span text:style-name="T35"> </text:span><text:span text:style-name="T62">∈</text:span><text:span text:style-name="T35"> B </text:span><text:span text:style-name="T79">∧ </text:span><text:span text:style-name="T35">inRoom(</text:span><text:span text:style-name="T35">p, A) =inRoom(q, B) </text:span><text:span text:style-name="T79">∧</text:span><text:span text:style-name="T35"> inRoom(q, A) = inRoom(p,B)</text:span><text:span text:style-name="T35"> <text:s/></text:span><text:span text:style-name="T74">●</text:span><text:span text:style-name="T35"> p </text:span><text:span text:style-name="T79">≠</text:span><text:span text:style-name="T35"> </text:span><text:span text:style-name="T85">φ</text:span><text:span text:style-name="T42"> </text:span><text:span text:style-name="T74">●</text:span></text:p>
            <text:p text:style-name="P14"><text:span text:style-name="T79">∀ </text:span><text:span text:style-name="T35">r </text:span><text:span text:style-name="T62">∈ </text:span><text:span text:style-name="T35">A, r </text:span><text:span text:style-name="T62">∈ </text:span><text:span text:style-name="T35">B, q </text:span><text:span text:style-name="T79">≠</text:span><text:span text:style-name="T35"> p, q, inRoom(r, A) = inRoom(r, B)</text:span><text:span text:style-name="T43">}</text:span><text:span text:style-name="T43"> </text:span></text:p>
          </table:table-cell>
        </table:table-row>
      </table:table>
      <text:p text:style-name="P25"><text:soft-page-break/></text:p>
      <text:p text:style-name="P2"><text:span text:style-name="T36">Mutation</text:span><text:span text:style-name="T35"> is, then, a change of state such that we swap the room assignment of some person in </text:span><text:span text:style-name="T35">fact</text:span><text:span text:style-name="T35"> A with another possibly-null person's assignment within B. All other persons remain unchanged, and both states must be viable. Note that </text:span><text:span text:style-name="T81">φ</text:span><text:span text:style-name="T35"> represents the null person, a placeholder person for a vacancy within the room. </text:span><text:span text:style-name="T35">Also note that inRoom is a relation and not a function because of </text:span><text:span text:style-name="T81">φ </text:span><text:span text:style-name="T41">being in every room. So as long as one value of inRoom(q, A) and inRoom(q, B) makes the above statements true, it is considered to be true.</text:span></text:p>
      <text:p text:style-name="P23"/>
      <text:p text:style-name="P2"><text:span text:style-name="T35">Upon consideration and correspondence with Dr. Robert Kremer (2013), we have decided not to implement combination within our algorithm. </text:span><text:span text:style-name="T35">Given the time limitation of our SBS, and the relative complexity of determining a viable solution by combination, its inclusion could actually be a detriment within our algorithm. </text:span></text:p>
      <text:p text:style-name="Standard"/>
      <text:p text:style-name="P4"><text:span text:style-name="T22">Search </text:span><text:span text:style-name="T22">Process</text:span><text:span text:style-name="T22"> </text:span><text:span text:style-name="T23"><text:tab/></text:span></text:p>
      <text:p text:style-name="P17"/>
      <text:p text:style-name="P50">Our search process defines how our search behaves from decision to decision. Formally this is written as below: </text:p>
      <text:p text:style-name="P17"/>
      <text:p text:style-name="P4"><text:span text:style-name="T1">P</text:span><text:span text:style-name="T7">SET</text:span><text:span text:style-name="T7"> </text:span><text:span text:style-name="T1">= (A</text:span><text:span text:style-name="T7">SET</text:span><text:span text:style-name="T1">, Env</text:span><text:span text:style-name="T7">SET</text:span><text:span text:style-name="T1">, K</text:span><text:span text:style-name="T7">SET</text:span><text:span text:style-name="T1">)</text:span></text:p>
      <text:p text:style-name="Standard"/>
      <text:p text:style-name="P2">Where <text:span text:style-name="T1">P</text:span><text:span text:style-name="T7">SET</text:span> is the search <text:span text:style-name="T1">process</text:span><text:span text:style-name="T54">,</text:span> <text:span text:style-name="T1">A</text:span><text:span text:style-name="T7">SET</text:span> is our <text:span text:style-name="T1">model</text:span>, <text:span text:style-name="T1">Env</text:span><text:span text:style-name="T7">SET</text:span><text:span text:style-name="T1"> </text:span>represents the search environment, and <text:span text:style-name="T1">K</text:span><text:span text:style-name="T7">SET</text:span> represents the <text:span text:style-name="T1">control</text:span> function. As we have defined our model in a previous section, we must now formally define our search <text:span text:style-name="T1">environment </text:span><text:span text:style-name="T54">and </text:span><text:span text:style-name="T1">control</text:span><text:span text:style-name="T54">. </text:span></text:p>
      <text:p text:style-name="P51"/>
      <text:p text:style-name="P54">Environment</text:p>
      <text:p text:style-name="P51"/>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7">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7">SET</text:span>. </text:p>
      <text:p text:style-name="Standard"/>
      <text:p text:style-name="P9">Control Function</text:p>
      <text:p text:style-name="Standard"/>
      <text:p text:style-name="P35">Genetic algorithms have a unique emphasis on arbitrary decision making in order to <text:soft-page-break/>produce the best results. Formally, we define a control function as follows: </text:p>
      <text:p text:style-name="P33"/>
      <text:p text:style-name="P37">K<text:span text:style-name="T6">SET</text:span>(s, e) = (s-A) <text:span text:style-name="T75">∪</text:span> B</text:p>
      <text:p text:style-name="P33"/>
      <text:p text:style-name="P35">Where <text:span text:style-name="T1">s </text:span>is a particular search state and <text:span text:style-name="T1">e</text:span> is a particular search environment. We also have the following conditions. </text:p>
      <text:p text:style-name="P35"/>
      <text:p text:style-name="P35">A and B must be facts such that moving from A to B is a valid extension rule. Writen formally as: </text:p>
      <text:p text:style-name="P34"><text:span text:style-name="T1">A, B </text:span><text:span text:style-name="T64">∈</text:span><text:span text:style-name="T1"> <text:s/>F st. A → B </text:span><text:span text:style-name="T64">∈</text:span><text:span text:style-name="T1"> Ext</text:span></text:p>
      <text:p text:style-name="P33"/>
      <text:p text:style-name="P33">A must be a set of facts within the search state. Written formally as: </text:p>
      <text:p text:style-name="P33"/>
      <text:p text:style-name="P34">A <text:span text:style-name="T89">⊆</text:span> s</text:p>
      <text:p text:style-name="P33"/>
      <text:p text:style-name="P35">The transition <text:span text:style-name="T1">A → B</text:span> is the most valuable of all other available transitions. We can write this formally as follows, using <text:span text:style-name="T1">f</text:span><text:span text:style-name="T7">WERT</text:span> to define a 'worth' function and <text:span text:style-name="T1">f</text:span><text:span text:style-name="T7">SELECT</text:span> to define a selection function: </text:p>
      <text:p text:style-name="P33"/>
      <text:p text:style-name="P38"><text:span text:style-name="T75">∀</text:span> <text:s/>A' → B' <text:span text:style-name="T65">∈ </text:span>Ext | A' <text:span text:style-name="T75">⊆</text:span> s <text:span text:style-name="T72">●</text:span> f<text:span text:style-name="T6">WERT</text:span>(A,B,e) <text:span text:style-name="T75">≤</text:span> <text:s/>f<text:span text:style-name="T6">WERT</text:span>(A',B',e)</text:p>
      <text:p text:style-name="P33"/>
      <text:p text:style-name="P38">A → B = f<text:span text:style-name="T6">SELECT</text:span>({A' → B' | <text:span text:style-name="T75">∀ </text:span>A'' → B'' <text:span text:style-name="T65">∈ </text:span>Ext | A'' <text:span text:style-name="T75">⊆</text:span> s <text:span text:style-name="T72">●</text:span> </text:p>
      <text:p text:style-name="P38"><text:tab/> <text:s text:c="6"/>f<text:span text:style-name="T6">WERT</text:span>(A',B',e) <text:span text:style-name="T75">≤</text:span> f<text:span text:style-name="T6">WERT</text:span>(A'', B'', e)}, e)</text:p>
      <text:p text:style-name="P33"/>
      <text:p text:style-name="P35">Clearly, then, the power of our search control lies within our search <text:span text:style-name="T1">f</text:span><text:span text:style-name="T7">WERT</text:span> and <text:span text:style-name="T1">f</text:span><text:span text:style-name="T7">SELECT</text:span>. <text:s/>We must define and tailor them for our <text:span text:style-name="T1">Sisyphus I </text:span>problem. We define <text:span text:style-name="T1">f</text:span><text:span text:style-name="T7">WERT</text:span> and <text:span text:style-name="T1">f</text:span><text:span text:style-name="T7">SELECT</text:span> using Denzinger's definitions (Kremer, 2013) below.</text:p>
      <text:p text:style-name="P35"/>
      <text:p text:style-name="P35">Worth, defined by<text:span text:style-name="T1"> f</text:span><text:span text:style-name="T7">WERT</text:span>, takes the inputs of the start and end search states as well as the current environment to produce a heuristic value. While this can be any number, we are given integer values for our <text:span text:style-name="T1">Sisyphus I</text:span><text:span text:style-name="T54"> problem. Therefore, rather than working with </text:span><text:span text:style-name="T54">any real number,</text:span><text:span text:style-name="T89">ℜ,</text:span><text:span text:style-name="T90"> </text:span><text:span text:style-name="T54">we would work with </text:span><text:span text:style-name="T54">integers,</text:span><text:span text:style-name="T54"> </text:span><text:span text:style-name="T1">I </text:span><text:span text:style-name="T89">⊆</text:span><text:span text:style-name="T1"> </text:span><text:span text:style-name="T89">ℜ</text:span><text:span text:style-name="T54">. </text:span><text:span text:style-name="T54">However, the </text:span><text:span text:style-name="T54">interface</text:span><text:span text:style-name="T54"> definition still stands formally as follows: </text:span></text:p>
      <text:p text:style-name="P33"/>
      <text:p text:style-name="P38">f<text:span text:style-name="T6">WERT</text:span>: 2<text:span text:style-name="T55">F</text:span> <text:span text:style-name="T86">×</text:span> 2<text:span text:style-name="T55">F</text:span> <text:span text:style-name="T86">×</text:span> Env → <text:s/><text:span text:style-name="T75">ℜ</text:span></text:p>
      <text:p text:style-name="P33"/>
      <text:p text:style-name="P35">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35"/>
      <text:p text:style-name="P37"><text:soft-page-break/>f<text:span text:style-name="T6">WERT</text:span>(A, B, e) = -<text:span text:style-name="T75"></text:span> <text:span text:style-name="T23">if</text:span> <text:span text:style-name="T86">¬</text:span>isViable(B, e) <text:span text:style-name="T23">else</text:span> <text:span text:style-name="T86">Σ</text:span> heuristicValue(B, e), A → B <text:span text:style-name="T65">∈</text:span> Env</text:p>
      <text:p text:style-name="P33"/>
      <text:p text:style-name="P33">If there is a tie between two transitions, we use <text:span text:style-name="T1">f</text:span><text:span text:style-name="T7">SELECT</text:span> in order to determine which transition to follow. In a genetic algorithm, we want such choices to be as various as possible. Therefore, our <text:span text:style-name="T1">f</text:span><text:span text:style-name="T7">SELECT</text:span> will simply choose randomly in the case of a tie.</text:p>
      <text:p text:style-name="P33"/>
      <text:p text:style-name="Standard"><text:span text:style-name="T44">The interface for </text:span><text:span text:style-name="T47">f</text:span><text:span text:style-name="T15">SELECT</text:span><text:span text:style-name="T44">, as defined by Denzinger (Kremer, 2013) is defined formally as follows:</text:span></text:p>
      <text:p text:style-name="P41"/>
      <text:p text:style-name="P39"><text:span text:style-name="T93">f</text:span><text:span text:style-name="T18">SELECT</text:span><text:span text:style-name="T93"> : 2</text:span><text:span text:style-name="T92">2F </text:span><text:span text:style-name="T91">×</text:span><text:span text:style-name="T92"> 2F</text:span><text:span text:style-name="T93"> </text:span><text:span text:style-name="T87">×</text:span><text:span text:style-name="T93"> Env → 2</text:span><text:span text:style-name="T57">F</text:span><text:span text:style-name="T93"> </text:span><text:span text:style-name="T87">×</text:span><text:span text:style-name="T93"> 2</text:span><text:span text:style-name="T57">F</text:span></text:p>
      <text:p text:style-name="P36"/>
      <text:p text:style-name="P39"><text:span text:style-name="T93">f</text:span><text:span text:style-name="T18">SELECT</text:span><text:span text:style-name="T93">(C, e) = A → B | C </text:span><text:span text:style-name="T76">⊆</text:span><text:span text:style-name="T94"> </text:span><text:span text:style-name="T95">T</text:span><text:span text:style-name="T19">SET</text:span><text:span text:style-name="T68"> </text:span><text:span text:style-name="T61">● </text:span><text:span text:style-name="T93">A → B </text:span><text:span text:style-name="T66">∈</text:span><text:span text:style-name="T93"> C </text:span><text:span text:style-name="T73">● </text:span><text:span text:style-name="T95">A → B = randomChoice(C)</text:span><text:span text:style-name="T93"> </text:span></text:p>
      <text:p text:style-name="P57"/>
      <text:p text:style-name="P56"><text:span text:style-name="T45">Using these tools, we define our </text:span><text:span text:style-name="T48">K</text:span><text:span text:style-name="T16">SET</text:span><text:span text:style-name="T45"> as follows. Let </text:span><text:span text:style-name="T48">A, B </text:span><text:span text:style-name="T63">∈</text:span><text:span text:style-name="T48"> S</text:span><text:span text:style-name="T16">SET</text:span><text:span text:style-name="T45"> such that B is formed through</text:span><text:span text:style-name="T48"> halfKill(A </text:span><text:span text:style-name="T82">∪</text:span><text:span text:style-name="T50"> </text:span><text:span text:style-name="T48"><text:s/>M), </text:span><text:span text:style-name="T51">where </text:span><text:span text:style-name="T48">A</text:span><text:span text:style-name="T51"> </text:span><text:span text:style-name="T52">is the current set of mutations, and </text:span><text:span text:style-name="T49">M</text:span><text:span text:style-name="T52"> is the set formed through </text:span><text:span text:style-name="T49">k </text:span><text:span text:style-name="T52">mutations of random members of </text:span><text:span text:style-name="T49">A,</text:span><text:span text:style-name="T52"> where </text:span><text:span text:style-name="T49">k = |A|</text:span><text:span text:style-name="T52">. We formally define halfKill(S) as follows. </text:span></text:p>
      <text:p text:style-name="P40"/>
      <text:p text:style-name="P15"><text:span text:style-name="T46">halfKill: 2</text:span><text:span text:style-name="T58">F</text:span><text:span text:style-name="T46"> → 2</text:span><text:span text:style-name="T58">F</text:span></text:p>
      <text:p text:style-name="P28"/>
      <text:p text:style-name="P56"><text:span text:style-name="T39">The function </text:span><text:span text:style-name="T37">halfKill(S) </text:span><text:span text:style-name="T39">returns a set half the size of |S| with one quarter of the population of S excluded based randomly</text:span><text:span text:style-name="T37">,</text:span><text:span text:style-name="T39"> and another quarter killed through </text:span><text:span text:style-name="T37">f</text:span><text:span text:style-name="T14">WERT</text:span><text:span text:style-name="T39"> and </text:span><text:span text:style-name="T37">f</text:span><text:span text:style-name="T14">SELECT</text:span><text:span text:style-name="T39">. This should produce a healthy population of nearly ideal individuals. The justification of the ordering of random killing versus selective killing is to produce the most various population possible. </text:span><text:span text:style-name="T40">These tools</text:span><text:span text:style-name="T39"> will be our </text:span><text:span text:style-name="T37">K</text:span><text:span text:style-name="T14">SET</text:span><text:span text:style-name="T39">. </text:span></text:p>
      <text:p text:style-name="Standard"/>
      <text:p text:style-name="P5"><text:span text:style-name="T22">Search Instance</text:span><text:span text:style-name="T23"> <text:tab/></text:span></text:p>
      <text:p text:style-name="P18"/>
      <text:p text:style-name="P52"><text:span text:style-name="T96">Our search instance defines the starting and ending states of our search. </text:span><text:span text:style-name="T97">We define this formally as per Denzinger (WTFD8PLZ?): </text:span></text:p>
      <text:p text:style-name="P53"/>
      <text:p text:style-name="P5"><text:span text:style-name="T1">Ins</text:span><text:span text:style-name="T7">SET</text:span><text:span text:style-name="T1"> = (s</text:span><text:span text:style-name="T7">0-SET</text:span><text:span text:style-name="T1">, G</text:span><text:span text:style-name="T7">SET</text:span><text:span text:style-name="T1">) </text:span></text:p>
      <text:p text:style-name="Standard"/>
      <text:p text:style-name="P58"><text:span text:style-name="T97">where</text:span><text:span text:style-name="T2"> s</text:span><text:span text:style-name="T8">0-SET</text:span><text:span text:style-name="T2"> </text:span><text:span text:style-name="T97">represents the initial state, and</text:span><text:span text:style-name="T2"> G</text:span><text:span text:style-name="T8">SET</text:span><text:span text:style-name="T2"> </text:span><text:span text:style-name="T97">represents the goal state. </text:span></text:p>
      <text:p text:style-name="P62"/>
      <text:p text:style-name="P10">Initial State</text:p>
      <text:p text:style-name="P62"/>
      <text:p text:style-name="P3"><text:span text:style-name="T98">Formally, </text:span><text:span text:style-name="T3">s</text:span><text:span text:style-name="T9">0-SET</text:span><text:span text:style-name="T3"> </text:span><text:span text:style-name="T83">⊆ </text:span><text:span text:style-name="T70">S</text:span><text:span text:style-name="T9">SET</text:span><text:span text:style-name="T69">. Practically, since we want the maximum amount of variety between facts within our population, we define our initial state by randomly generating </text:span><text:span text:style-name="T70">k</text:span><text:span text:style-name="T71"> members through a random Otree search. </text:span></text:p>
      <text:p text:style-name="P59"/>
      <text:p text:style-name="P13"><text:soft-page-break/><text:span text:style-name="T99">s</text:span><text:span text:style-name="T20">0-SET</text:span><text:span text:style-name="T99"> = randomGeneration(k)</text:span></text:p>
      <text:p text:style-name="P63"/>
      <text:p text:style-name="P13"><text:span text:style-name="T99">randomGeneration: Int → 2</text:span><text:span text:style-name="T59">F</text:span></text:p>
      <text:p text:style-name="P20"/>
      <text:p text:style-name="P10">Goal State</text:p>
      <text:p text:style-name="P60"/>
      <text:p text:style-name="P61"><text:span text:style-name="T99">Formally, we define the goal state as </text:span><text:span text:style-name="T4">s</text:span><text:span text:style-name="T10">GOAL-SET</text:span><text:span text:style-name="T4"> </text:span><text:span text:style-name="T84">⊆</text:span><text:span text:style-name="T4"> S</text:span><text:span text:style-name="T10">SET</text:span><text:span text:style-name="T99">, and we define the goal function formally as follows: </text:span></text:p>
      <text:p text:style-name="P64"/>
      <text:p text:style-name="P13"><text:span text:style-name="T99">G: 2</text:span><text:span text:style-name="T59">F</text:span><text:span text:style-name="T99"> → {Success, Failure} </text:span></text:p>
      <text:p text:style-name="P64"/>
      <text:p text:style-name="P13"><text:span text:style-name="T99">G(s) = s</text:span><text:span text:style-name="T20">GOAL-SET</text:span><text:span text:style-name="T99"> </text:span><text:span text:style-name="T80">⊆</text:span><text:span text:style-name="T99"> s </text:span><text:span text:style-name="T77">∨</text:span><text:span text:style-name="T99"> </text:span><text:span text:style-name="T88">¬</text:span><text:span text:style-name="T99"> possibleTransition(s)</text:span></text:p>
      <text:p text:style-name="Standard"/>
      <text:p text:style-name="P2">Due to the computational cost of <text:span text:style-name="T99">computing </text:span><text:span text:style-name="T5">s</text:span><text:span text:style-name="T11">GOAL-SET</text:span><text:span text:style-name="T99">, this value will not be computed and therefore this end of </text:span><text:span text:style-name="T4">G</text:span><text:span text:style-name="T99"> cannot be reached. </text:span><text:s/><text:span text:style-name="T99">As well, it is always possible to mutate s, meaning that this end of G will also never be reached. Thus, our only limitation on reaching our goal state is when we run out of time. </text:span></text:p>
      <text:p text:style-name="Standard"/>
      <text:p text:style-name="P69">Example</text:p>
      <text:p text:style-name="Standard"/>
      <text:p text:style-name="Standard">Need to include an example. I'm thinking... </text:p>
      <text:p text:style-name="Standard"/>
      <text:p text:style-name="P16">5 People <text:tab/><text:tab/><text:tab/>3 Rooms</text:p>
      <text:p text:style-name="Standard">1 Manager<text:tab/><text:tab/><text:tab/>1 Large</text:p>
      <text:p text:style-name="Standard">1 Team Lead<text:tab/><text:tab/><text:tab/>2 Small</text:p>
      <text:p text:style-name="Standard">2 of Manager's team</text:p>
      <text:p text:style-name="Standard">2 of Team Lead's Team</text:p>
      <text:p text:style-name="Standard"/>
      <text:p text:style-name="P69">Notes and Development Ideas</text:p>
      <text:p text:style-name="Standard"/>
      <text:p text:style-name="P66"><text:span text:style-name="T102">It may be possible to constantly maintain a max-heap of certain values from </text:span><text:span text:style-name="T103">f</text:span><text:span text:style-name="T104">WERT</text:span><text:span text:style-name="T102">. Doing so might make for a quick implementation of the search control as a whole, although it limits our choice of </text:span><text:span text:style-name="T103">f</text:span><text:span text:style-name="T104">SELECT</text:span><text:span text:style-name="T102">. Namely, it would have to be based on whichever of two equivalently worthy choices bubbled to the top of the heap. This is “random” in the sense that it is “arbitrary”, but not in the sense that it would behave differently each time the program was run. This is a problem, perhaps.</text:span></text:p>
      <text:p text:style-name="P66"><text:line-break/><text:span text:style-name="T102">We may run into a problem of being able to find a “local maximum” specimen which has a higher </text:span><text:span text:style-name="T103">f</text:span><text:span text:style-name="T104">WERT</text:span><text:span text:style-name="T102"> than any of the possible mutations of it. In such a case, we may wish to check it against our other specimens, and if it were not the best we had, it should be killed </text:span><text:span text:style-name="T102">and a new random specimen generated. This would prevent stagnation and lack of </text:span><text:soft-page-break/><text:span text:style-name="T102">progress. (This is, of course, assuming we continue without a crossover function).</text:span></text:p>
      <text:p text:style-name="P66"><text:line-break/><text:span text:style-name="T102">The Or Tree Based Search at the beginning to create the initial state may be implemented in a less structured way, eventually, if it shows itself to be a time bottleneck. Not all the formalities of a true Or Tree Based Search as discussed in class are necessary for this purpose.</text:span></text:p>
      <text:p text:style-name="P66"><text:line-break/><text:span text:style-name="T102">Towards the end of a search (let's say, with 20 facts in the states), we may implement a “panic mode” for the very end which kills of the 15 worst facts without replacing them and focusses on improving the remaining 5 for the remainder of the time, so that we can hopefully return the best possible answer. This is risky of course, we'll have to test how it actually works.</text:span></text:p>
      <text:p text:style-name="P23"/>
      <text:p text:style-name="P22">Or Tree Based Search</text:p>
      <text:p text:style-name="Standard"/>
      <text:p text:style-name="P68">Alternative solutions form the core of Or-Tree search. We generate all children of the current node, decide on the most fit of the alternatives, and halt when we have found our most viable solution. We define the fitness of each offspring in terms of hard and soft constraint violation.</text:p>
      <text:p text:style-name="Standard"/>
      <text:p text:style-name="P70">Search Model</text:p>
      <text:p text:style-name="P71"/>
      <text:p text:style-name="P2"><text:span text:style-name="T106">As per Denzinger's definitons (Kremer, 2013), we can define the search model (A</text:span><text:span text:style-name="T21">V</text:span><text:span text:style-name="T106">) of our or-tree in terms of State (S</text:span><text:span text:style-name="T21">V</text:span><text:span text:style-name="T106">) and Transition Rules (T</text:span><text:span text:style-name="T21">V</text:span><text:span text:style-name="T106">). </text:span><text:s/></text:p>
      <text:p text:style-name="Standard"/>
      <text:p text:style-name="P6"><text:span text:style-name="T1">A</text:span><text:span text:style-name="T7">V</text:span><text:span text:style-name="T1"> = (S</text:span><text:span text:style-name="T7">V</text:span><text:span text:style-name="T1">, T</text:span><text:span text:style-name="T7">V</text:span><text:span text:style-name="T1">)</text:span></text:p>
      <text:p text:style-name="Standard"/>
      <text:p text:style-name="P72">Search model can be considered in terms of various paths to solving our problem, while the transition rules can be taken in terms of how we branch or halt. We define these formally below. </text:p>
      <text:p text:style-name="Standard"/>
      <text:p text:style-name="P73">Search State </text:p>
      <text:p text:style-name="Standard"/>
      <text:p text:style-name="P75"><text:span text:style-name="T108">As per Denzinger's definition (Date, please!), w</text:span><text:span text:style-name="T107">e d</text:span><text:span text:style-name="T108">efine the search state as a division of the problem </text:span></text:p>
      <text:p text:style-name="P75"><text:span text:style-name="T108"/></text:p>
      <text:p text:style-name="P75">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text:p>
      <text:p text:style-name="P75">e. Therefore by traversing the tree from the root to a solved leaf, one can see the set of <text:soft-page-break/>room assignments corresponding to a complete solution (in a very memory efficient way!)</text:p>
      <text:p text:style-name="Standard"/>
      <text:p text:style-name="P74">Transition (Extension) Rules</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pan text:style-name="T23">Search </text:span><text:span text:style-name="T23">Process <text:tab/></text:span><text:span text:style-name="T1">P</text:span><text:span text:style-name="T7">V</text:span><text:span text:style-name="T1"> = (A</text:span><text:span text:style-name="T7">V</text:span><text:span text:style-name="T1">, Env</text:span><text:span text:style-name="T7">V</text:span><text:span text:style-name="T1">, K</text:span><text:span text:style-name="T7">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47">f</text:span><text:span text:style-name="T15">ALTERN</text:span> by their relative soft constraint worth, given in the list of solutions. Given that this is not a genetic algorithm, we really need no sort of randomization... </text:p>
      <text:p text:style-name="Standard"/>
      <text:p text:style-name="Standard"><text:span text:style-name="T23">Search Instance <text:tab/></text:span><text:span text:style-name="T1">Ins</text:span><text:span text:style-name="T7">V</text:span><text:span text:style-name="T1"> = (s</text:span><text:span text:style-name="T7">0</text:span><text:span text:style-name="T7">-V</text:span><text:span text:style-name="T1">, G</text:span><text:span text:style-name="T7">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
      <text:p text:style-name="P8">Example</text:p>
      <text:p text:style-name="Standard"/>
      <text:p text:style-name="Standard">This is a very simple example. The number of people ensures there is an ideal solution but also demonstrates the choices made to come to a good solution</text:p>
      <text:p text:style-name="Standard"/>
      <text:p text:style-name="P16"><draw:rect text:anchor-type="paragraph" draw:z-index="1" draw:style-name="gr1" draw:text-style-name="P76" svg:width="1.588cm" svg:height="1.202cm" svg:x="8.765cm" svg:y="0.208cm"><text:p text:style-name="P76">r<text:span text:style-name="T109">1</text:span></text:p></draw:rect><draw:rect text:anchor-type="paragraph" draw:z-index="2" draw:style-name="gr1" draw:text-style-name="P76" svg:width="1.588cm" svg:height="1.202cm" svg:x="10.352cm" svg:y="0.208cm"><text:p text:style-name="P76">r<text:span text:style-name="T109">2</text:span></text:p></draw:rect>6 People <text:tab/><text:tab/><text:tab/>4 Rooms</text:p>
      <text:p text:style-name="Standard">1 Manager<text:tab/><text:tab/><text:tab/>2 Large</text:p>
      <text:p text:style-name="Standard"><draw:rect text:anchor-type="paragraph" draw:z-index="3" draw:style-name="gr1" draw:text-style-name="P76" svg:width="1.384cm" svg:height="0.842cm" svg:x="8.765cm" svg:y="0.436cm"><text:p text:style-name="P76">r<text:span text:style-name="T109">3</text:span></text:p></draw:rect><draw:rect text:anchor-type="paragraph" draw:z-index="4" draw:style-name="gr1" draw:text-style-name="P76" svg:width="1.317cm" svg:height="0.842cm" svg:x="10.624cm" svg:y="0.436cm"><text:p text:style-name="P76">r<text:span text:style-name="T109">4</text:span></text:p></draw:rect><text:soft-page-break/>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76" svg:width="6.213cm" svg:height="1.611cm" svg:x="1.124cm" svg:y="0.191cm"><text:p text:style-name="P76"><text:span text:style-name="T110">P = {p</text:span><text:span text:style-name="T111">m</text:span><text:span text:style-name="T110">,p</text:span><text:span text:style-name="T111">tl</text:span><text:span text:style-name="T110">,p</text:span><text:span text:style-name="T111">1m</text:span><text:span text:style-name="T110">,p</text:span><text:span text:style-name="T111">2m</text:span><text:span text:style-name="T110">,p</text:span><text:span text:style-name="T111">1tl</text:span><text:span text:style-name="T110">,p</text:span><text:span text:style-name="T111">2tl</text:span><text:span text:style-name="T110">}</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76" svg:width="4.899cm" svg:height="1.565cm" svg:x="7.743cm" svg:y="0.203cm"><text:p text:style-name="P76">R = {r<text:span text:style-name="T109">1</text:span><text:span text:style-name="T60">,r</text:span><text:span text:style-name="T109">2</text:span><text:span text:style-name="T60">,r</text:span><text:span text:style-name="T109">3</text:span><text:span text:style-name="T60">,r</text:span><text:span text:style-name="T109">4</text:span>}</text:p></draw:rect></text:p>
      <text:p text:style-name="Standard"/>
      <text:p text:style-name="Standard"/>
      <text:p text:style-name="Standard"/>
      <text:p text:style-name="P55">Note: p<text:span text:style-name="T6">m</text:span><text:span text:style-name="T60"> is the manager, p</text:span><text:span text:style-name="T6">tl</text:span><text:span text:style-name="T60"> is the team leader, p</text:span><text:span text:style-name="T6">1m</text:span><text:span text:style-name="T60"> and p</text:span><text:span text:style-name="T6">2m</text:span><text:span text:style-name="T60"> are the manager's team members, and p</text:span><text:span text:style-name="T6">1tl</text:span><text:span text:style-name="T60"> and p</text:span><text:span text:style-name="T6">2tl</text:span><text:span text:style-name="T60"> are the team leader's team members. R is the set of rooms where r</text:span><text:span text:style-name="T6">1</text:span><text:span text:style-name="T60"> and r</text:span><text:span text:style-name="T6">2</text:span><text:span text:style-name="T60"> are large while r</text:span><text:span text:style-name="T6">3</text:span><text:span text:style-name="T60"> and r</text:span><text:span text:style-name="T6">4</text:span><text:span text:style-name="T60">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6">altern</text:span><text:span text:style-name="T60">. </text:span>If we evaluate p<text:span text:style-name="T6">m</text:span><text:span text:style-name="T60"> and p</text:span><text:span text:style-name="T6">tl</text:span><text:span text:style-name="T60"> first, the assignments p</text:span><text:span text:style-name="T6">m</text:span><text:span text:style-name="T60"> → r</text:span><text:span text:style-name="T6">1</text:span><text:span text:style-name="T60">, p</text:span><text:span text:style-name="T6">m</text:span><text:span text:style-name="T60"> → r</text:span><text:span text:style-name="T6">2</text:span><text:span text:style-name="T60">, p</text:span><text:span text:style-name="T6">tl</text:span><text:span text:style-name="T60"> → r</text:span><text:span text:style-name="T6">1</text:span><text:span text:style-name="T60">, and p</text:span><text:span text:style-name="T6">tl</text:span><text:span text:style-name="T60"> → r</text:span><text:span text:style-name="T6">2</text:span><text:span text:style-name="T60">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60">Due to our control, the choice will be among p</text:span><text:span text:style-name="T6">m</text:span><text:span text:style-name="T60"> → r</text:span><text:span text:style-name="T6">1</text:span><text:span text:style-name="T60">, p</text:span><text:span text:style-name="T6">m</text:span><text:span text:style-name="T60"> → r</text:span><text:span text:style-name="T6">2</text:span><text:span text:style-name="T60">, p</text:span><text:span text:style-name="T6">tl</text:span><text:span text:style-name="T60"> → r</text:span><text:span text:style-name="T6">1</text:span><text:span text:style-name="T60">, and p</text:span><text:span text:style-name="T6">tl</text:span><text:span text:style-name="T60"> → r</text:span><text:span text:style-name="T6">2</text:span><text:span text:style-name="T60"> these are all equal so a random choice is made namely p</text:span><text:span text:style-name="T6">m</text:span><text:span text:style-name="T60"> → r</text:span><text:span text:style-name="T6">1</text:span><text:span text:style-name="T60">.</text:span></text:p>
      <text:p text:style-name="P47"/>
      <text:p text:style-name="P47"><draw:custom-shape text:anchor-type="paragraph" draw:z-index="8" draw:style-name="gr2" draw:text-style-name="P76" svg:width="6.213cm" svg:height="1.611cm" svg:x="0.873cm" svg:y="0.483cm"><text:p text:style-name="P76"><text:span text:style-name="T110">P = {p</text:span><text:span text:style-name="T111">m</text:span><text:span text:style-name="T110">,p</text:span><text:span text:style-name="T111">tl</text:span><text:span text:style-name="T110">,p</text:span><text:span text:style-name="T111">1m</text:span><text:span text:style-name="T110">,p</text:span><text:span text:style-name="T111">2m</text:span><text:span text:style-name="T110">,p</text:span><text:span text:style-name="T111">1tl</text:span><text:span text:style-name="T110">,p</text:span><text:span text:style-name="T111">2tl</text:span><text:span text:style-name="T110">}</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76" svg:width="6.213cm" svg:height="1.611cm" svg:x="8.176cm" svg:y="0.471cm"><text:p text:style-name="P76"><text:span text:style-name="T110">P = {p</text:span><text:span text:style-name="T111">tl</text:span><text:span text:style-name="T110">,p</text:span><text:span text:style-name="T111">1m</text:span><text:span text:style-name="T110">,p</text:span><text:span text:style-name="T111">2m</text:span><text:span text:style-name="T110">,p</text:span><text:span text:style-name="T111">1tl</text:span><text:span text:style-name="T110">,p</text:span><text:span text:style-name="T111">2tl</text:span><text:span text:style-name="T110">}</text:span></text:p><draw:enhanced-geometry svg:viewBox="0 0 21600 21600" draw:glue-points="10800 0 0 10800 10800 21600 21600 10800" draw:type="flowchart-process" draw:enhanced-path="M 0 0 L 21600 0 21600 21600 0 21600 0 0 Z N"/></draw:custom-shape></text:p>
      <text:p text:style-name="P47"><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6">m</text:span><text:span text:style-name="T60"> and so we are left with 5 people to place. Now that p</text:span><text:span text:style-name="T6">m</text:span><text:span text:style-name="T60"> is placed, a hard constraint can be violated when p → r</text:span><text:span text:style-name="T6">1</text:span><text:span text:style-name="T60"> where</text:span><text:span text:style-name="T60"><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60">. These choices are given a worth of negative infinity by f</text:span><text:span text:style-name="T6">altern</text:span><text:span text:style-name="T60"> so they can't be chosen. The assignment p</text:span><text:span text:style-name="T6">tl</text:span><text:span text:style-name="T60"> → r</text:span><text:span text:style-name="T6">2</text:span><text:span text:style-name="T60"> is a higher worth choice for the same reason as p</text:span><text:span text:style-name="T6">m</text:span><text:span text:style-name="T60"> → r</text:span><text:span text:style-name="T6">1</text:span><text:span text:style-name="T60">. The next highest priority movement at this step would be the manager's team members being placed in r</text:span><text:span text:style-name="T6">3</text:span><text:span text:style-name="T60"> adjacent to r</text:span><text:span text:style-name="T6">1</text:span><text:span text:style-name="T60">. The least worthy choices are going to be p</text:span><text:span text:style-name="T6">1tl</text:span><text:span text:style-name="T60"> and p</text:span><text:span text:style-name="T6">2tl</text:span><text:span text:style-name="T60">'s placement. This is illustrated below.</text:span></text:p>
      <text:p text:style-name="P47"/>
      <text:p text:style-name="P47"><text:soft-page-break/></text:p>
      <text:p text:style-name="P47"/>
      <text:p text:style-name="P47"/>
      <text:p text:style-name="P47"/>
      <text:p text:style-name="P47"/>
      <text:p text:style-name="P47"/>
      <text:p text:style-name="P47"/>
      <text:p text:style-name="P47"><draw:rect text:anchor-type="paragraph" draw:z-index="13" draw:style-name="gr1" draw:text-style-name="P76" svg:width="1.588cm" svg:height="1.202cm" svg:x="5.039cm" svg:y="0.125cm"><text:p text:style-name="P76">r<text:span text:style-name="T109">1</text:span></text:p></draw:rect><draw:rect text:anchor-type="paragraph" draw:z-index="14" draw:style-name="gr1" draw:text-style-name="P76" svg:width="1.588cm" svg:height="1.202cm" svg:x="6.627cm" svg:y="0.125cm"><text:p text:style-name="P76"><text:span text:style-name="T110">r</text:span><text:span text:style-name="T111">2</text:span></text:p></draw:rect><draw:rect text:anchor-type="paragraph" draw:z-index="48" draw:style-name="gr3" draw:text-style-name="P76" svg:width="5.444cm" svg:height="1.112cm" svg:x="9.013cm" svg:y="0.141cm"><text:p text:style-name="P76"><text:span text:style-name="T110">P = {p</text:span><text:span text:style-name="T111">m</text:span><text:span text:style-name="T110">,p</text:span><text:span text:style-name="T111">tl</text:span><text:span text:style-name="T110">,p</text:span><text:span text:style-name="T111">1m</text:span><text:span text:style-name="T110">,p</text:span><text:span text:style-name="T111">2m</text:span><text:span text:style-name="T110">,p</text:span><text:span text:style-name="T111">1tl</text:span><text:span text:style-name="T110">,p</text:span><text:span text:style-name="T111">2tl</text:span><text:span text:style-name="T110">}</text:span></text:p></draw:rect></text:p>
      <text:p text:style-name="P47"/>
      <text:p text:style-name="P47"><draw:rect text:anchor-type="paragraph" draw:z-index="15" draw:style-name="gr1" draw:text-style-name="P76" svg:width="1.451cm" svg:height="0.795cm" svg:x="5.039cm" svg:y="0.353cm"><text:p text:style-name="P76"><text:span text:style-name="T110">r</text:span><text:span text:style-name="T111">3</text:span></text:p></draw:rect><draw:rect text:anchor-type="paragraph" draw:z-index="16" draw:style-name="gr1" draw:text-style-name="P76" svg:width="1.475cm" svg:height="0.795cm" svg:x="6.74cm" svg:y="0.353cm"><text:p text:style-name="P76"><text:span text:style-name="T110">r</text:span><text:span text:style-name="T111">4</text:span></text:p></draw:rect></text:p>
      <text:p text:style-name="P47"/>
      <text:p text:style-name="Standard"><draw:line text:anchor-type="paragraph" draw:z-index="17" draw:style-name="gr5" draw:text-style-name="P76" svg:x1="6.627cm" svg:y1="0.194cm" svg:x2="6.627cm" svg:y2="0.9cm"><text:p/></draw:line></text:p>
      <text:p text:style-name="Standard"><draw:rect text:anchor-type="paragraph" draw:z-index="18" draw:style-name="gr1" draw:text-style-name="P76" svg:width="1.588cm" svg:height="1.202cm" svg:x="5.039cm" svg:y="0.385cm"><text:p text:style-name="P76">p<text:span text:style-name="T109">m</text:span></text:p></draw:rect><draw:rect text:anchor-type="paragraph" draw:z-index="19" draw:style-name="gr1" draw:text-style-name="P76" svg:width="1.588cm" svg:height="1.202cm" svg:x="6.627cm" svg:y="0.385cm"><text:p text:style-name="P76"><text:span text:style-name="T110">r</text:span><text:span text:style-name="T111">2</text:span></text:p></draw:rect><draw:rect text:anchor-type="paragraph" draw:z-index="49" draw:style-name="gr3" draw:text-style-name="P76" svg:width="5.467cm" svg:height="0.955cm" svg:x="8.991cm" svg:y="0.381cm"><text:p text:style-name="P76"><text:span text:style-name="T110">P' = {p</text:span><text:span text:style-name="T111">tl</text:span><text:span text:style-name="T110">,p</text:span><text:span text:style-name="T111">1m</text:span><text:span text:style-name="T110">,p</text:span><text:span text:style-name="T111">2m</text:span><text:span text:style-name="T110">,p</text:span><text:span text:style-name="T111">1tl</text:span><text:span text:style-name="T110">,p</text:span><text:span text:style-name="T111">2tl</text:span><text:span text:style-name="T110">}</text:span></text:p></draw:rect></text:p>
      <text:p text:style-name="Standard"/>
      <text:p text:style-name="Standard"/>
      <text:p text:style-name="Standard"><draw:rect text:anchor-type="paragraph" draw:z-index="20" draw:style-name="gr1" draw:text-style-name="P76" svg:width="1.451cm" svg:height="0.795cm" svg:x="5.039cm" svg:y="0.125cm"><text:p text:style-name="P76"><text:span text:style-name="T110">r</text:span><text:span text:style-name="T111">3</text:span></text:p></draw:rect><draw:rect text:anchor-type="paragraph" draw:z-index="21" draw:style-name="gr1" draw:text-style-name="P76" svg:width="1.475cm" svg:height="0.795cm" svg:x="6.74cm" svg:y="0.125cm"><text:p text:style-name="P76"><text:span text:style-name="T110">r</text:span><text:span text:style-name="T111">4</text:span></text:p></draw:rect><draw:line text:anchor-type="paragraph" draw:z-index="43" draw:style-name="gr6" draw:text-style-name="P76" svg:x1="8.214cm" svg:y1="0.392cm" svg:x2="12.234cm" svg:y2="1.616cm"><text:p/></draw:line></text:p>
      <text:p text:style-name="Standard"><draw:line text:anchor-type="paragraph" draw:z-index="40" draw:style-name="gr6" draw:text-style-name="P76" svg:x1="4.863cm" svg:y1="0.108cm" svg:x2="2.256cm" svg:y2="1.166cm"><text:p/></draw:line><draw:line text:anchor-type="paragraph" draw:z-index="41" draw:style-name="gr6" draw:text-style-name="P76" svg:x1="6.632cm" svg:y1="0.471cm" svg:x2="6.496cm" svg:y2="1.154cm"><text:p/></draw:line><draw:line text:anchor-type="paragraph" draw:z-index="42" draw:style-name="gr6" draw:text-style-name="P76" svg:x1="7.856cm" svg:y1="0.432cm" svg:x2="8.741cm" svg:y2="1.141cm"><text:p/></draw:line><draw:rect text:anchor-type="paragraph" draw:z-index="44" draw:style-name="gr7" draw:text-style-name="P76" svg:width="1.202cm" svg:height="0.364cm" svg:x="10.329cm" svg:y="0.166cm"><text:p text:style-name="P76">-∞</text:p></draw:rect></text:p>
      <text:p text:style-name="Standard"><draw:rect text:anchor-type="paragraph" draw:z-index="45" draw:style-name="gr7" draw:text-style-name="P76" svg:width="0.477cm" svg:height="0.295cm" svg:x="9.082cm" svg:y="0.289cm"><text:p text:style-name="P76">1</text:p></draw:rect><draw:rect text:anchor-type="paragraph" draw:z-index="46" draw:style-name="gr7" draw:text-style-name="P76" svg:width="0.722cm" svg:height="0.401cm" svg:x="5.5cm" svg:y="0.153cm"><text:p text:style-name="P76">2</text:p></draw:rect><draw:rect text:anchor-type="paragraph" draw:z-index="47" draw:style-name="gr7" draw:text-style-name="P76" svg:width="0.749cm" svg:height="0.272cm" svg:x="1.099cm" svg:y="0.312cm"><text:p text:style-name="P76">3</text:p></draw:rect></text:p>
      <text:p text:style-name="Standard"><draw:rect text:anchor-type="paragraph" draw:z-index="22" draw:style-name="gr1" draw:text-style-name="P76" svg:width="1.588cm" svg:height="1.202cm" svg:x="0.413cm" svg:y="0.192cm"><text:p text:style-name="P76">p<text:span text:style-name="T109">m</text:span></text:p></draw:rect><draw:rect text:anchor-type="paragraph" draw:z-index="23" draw:style-name="gr1" draw:text-style-name="P76" svg:width="1.588cm" svg:height="1.202cm" svg:x="2cm" svg:y="0.192cm"><text:p text:style-name="P76"><text:span text:style-name="T110">p</text:span><text:span text:style-name="T111">tl</text:span></text:p></draw:rect><draw:rect text:anchor-type="paragraph" draw:z-index="26" draw:style-name="gr1" draw:text-style-name="P76" svg:width="1.588cm" svg:height="1.202cm" svg:x="4.179cm" svg:y="0.18cm"><text:p text:style-name="P76">p<text:span text:style-name="T109">m</text:span></text:p></draw:rect><draw:rect text:anchor-type="paragraph" draw:z-index="29" draw:style-name="gr1" draw:text-style-name="P76" svg:width="1.588cm" svg:height="1.202cm" svg:x="5.766cm" svg:y="0.18cm"><text:p text:style-name="P76"><text:span text:style-name="T110">r</text:span><text:span text:style-name="T111">2</text:span></text:p></draw:rect><draw:rect text:anchor-type="paragraph" draw:z-index="32" draw:style-name="gr1" draw:text-style-name="P76" svg:width="1.588cm" svg:height="1.202cm" svg:x="7.987cm" svg:y="0.168cm"><text:p text:style-name="P76">p<text:span text:style-name="T109">m</text:span></text:p></draw:rect><draw:rect text:anchor-type="paragraph" draw:z-index="33" draw:style-name="gr1" draw:text-style-name="P76" svg:width="1.588cm" svg:height="1.202cm" svg:x="9.574cm" svg:y="0.168cm"><text:p text:style-name="P76"><text:span text:style-name="T110">r</text:span><text:span text:style-name="T111">2</text:span></text:p></draw:rect><draw:rect text:anchor-type="paragraph" draw:z-index="36" draw:style-name="gr1" draw:text-style-name="P76" svg:width="1.588cm" svg:height="1.202cm" svg:x="11.686cm" svg:y="0.155cm"><text:p text:style-name="P76">p<text:span text:style-name="T109">m</text:span><text:span text:style-name="T60">,p</text:span></text:p></draw:rect><draw:rect text:anchor-type="paragraph" draw:z-index="37" draw:style-name="gr1" draw:text-style-name="P76" svg:width="1.588cm" svg:height="1.202cm" svg:x="13.273cm" svg:y="0.155cm"><text:p text:style-name="P76"><text:span text:style-name="T110">r</text:span><text:span text:style-name="T111">2</text:span></text:p></draw:rect></text:p>
      <text:p text:style-name="Standard"/>
      <text:p text:style-name="Standard"><draw:rect text:anchor-type="paragraph" draw:z-index="24" draw:style-name="gr1" draw:text-style-name="P76" svg:width="1.451cm" svg:height="0.795cm" svg:x="0.413cm" svg:y="0.42cm"><text:p text:style-name="P76"><text:span text:style-name="T110">r</text:span><text:span text:style-name="T111">3</text:span></text:p></draw:rect><draw:rect text:anchor-type="paragraph" draw:z-index="25" draw:style-name="gr1" draw:text-style-name="P76" svg:width="1.475cm" svg:height="0.795cm" svg:x="2.113cm" svg:y="0.42cm"><text:p text:style-name="P76"><text:span text:style-name="T110">r</text:span><text:span text:style-name="T111">4</text:span></text:p></draw:rect><draw:rect text:anchor-type="paragraph" draw:z-index="30" draw:style-name="gr1" draw:text-style-name="P76" svg:width="1.451cm" svg:height="0.795cm" svg:x="4.179cm" svg:y="0.407cm"><text:p text:style-name="P76"><text:span text:style-name="T110">P</text:span><text:span text:style-name="T111">1m</text:span></text:p></draw:rect><draw:rect text:anchor-type="paragraph" draw:z-index="31" draw:style-name="gr1" draw:text-style-name="P76" svg:width="1.475cm" svg:height="0.795cm" svg:x="5.879cm" svg:y="0.407cm"><text:p text:style-name="P76"><text:span text:style-name="T110">r</text:span><text:span text:style-name="T111">4</text:span></text:p></draw:rect><draw:rect text:anchor-type="paragraph" draw:z-index="34" draw:style-name="gr1" draw:text-style-name="P76" svg:width="1.451cm" svg:height="0.795cm" svg:x="7.987cm" svg:y="0.395cm"><text:p text:style-name="P76"><text:span text:style-name="T110">r</text:span><text:span text:style-name="T111">3</text:span></text:p></draw:rect><draw:rect text:anchor-type="paragraph" draw:z-index="35" draw:style-name="gr1" draw:text-style-name="P76" svg:width="1.475cm" svg:height="0.795cm" svg:x="9.687cm" svg:y="0.395cm"><text:p text:style-name="P76"><text:span text:style-name="T110">p</text:span></text:p></draw:rect><draw:rect text:anchor-type="paragraph" draw:z-index="38" draw:style-name="gr1" draw:text-style-name="P76" svg:width="1.451cm" svg:height="0.795cm" svg:x="11.686cm" svg:y="0.383cm"><text:p text:style-name="P76"><text:span text:style-name="T110">r</text:span><text:span text:style-name="T111">3</text:span></text:p></draw:rect><draw:rect text:anchor-type="paragraph" draw:z-index="39" draw:style-name="gr1" draw:text-style-name="P76" svg:width="1.475cm" svg:height="0.795cm" svg:x="13.386cm" svg:y="0.383cm"><text:p text:style-name="P76"><text:span text:style-name="T110">r</text:span><text:span text:style-name="T111">4</text:span></text:p></draw:rect></text:p>
      <text:p text:style-name="Standard"/>
      <text:p text:style-name="Standard"/>
      <text:p text:style-name="P55">Note:<draw:frame draw:style-name="fr1" draw:name="Object4" text:anchor-type="as-char" svg:width="1.171cm" svg:height="0.467cm" draw:z-index="27"><draw:object xlink:href="./Object 5" xlink:type="simple" xlink:show="embed" xlink:actuate="onLoad"/><draw:image xlink:href="./ObjectReplacements/Object 5" xlink:type="simple" xlink:show="embed" xlink:actuate="onLoad"/><svg:desc>formula</svg:desc></draw:frame></text:p>
      <text:p text:style-name="P55"/>
      <text:p text:style-name="Standard"><text:span text:style-name="T60">This visualization of our choices is paraphrased but we can see that p</text:span><text:span text:style-name="T6">tl</text:span><text:span text:style-name="T60"> → r</text:span><text:span text:style-name="T6">2</text:span><text:span text:style-name="T60"> is the best choice. When this path has been chosen, only the 4 team members will be left. Once again f</text:span><text:span text:style-name="T6">altern</text:span><text:span text:style-name="T60"> will evaluate the worth of these choices. The hard constraint violations arise from any transition p → r</text:span><text:span text:style-name="T6">1</text:span><text:span text:style-name="T60"> or r</text:span><text:span text:style-name="T6">2</text:span><text:span text:style-name="T60"> where</text:span><text:span text:style-name="T60"><draw:frame draw:style-name="fr1" draw:name="Object1" text:anchor-type="as-char" svg:width="1.032cm" svg:height="0.467cm" draw:z-index="28"><draw:object xlink:href="./Object 6" xlink:type="simple" xlink:show="embed" xlink:actuate="onLoad"/><draw:image xlink:href="./ObjectReplacements/Object 6" xlink:type="simple" xlink:show="embed" xlink:actuate="onLoad"/><svg:desc>formula</svg:desc></draw:frame></text:span><text:span text:style-name="T60">. The best choice in this case will be allocating people to adjacent rooms to their leader or manager. Thus the worth of p</text:span><text:span text:style-name="T6">1m</text:span><text:span text:style-name="T60"> → r</text:span><text:span text:style-name="T6">3</text:span><text:span text:style-name="T60">, p</text:span><text:span text:style-name="T6">2m</text:span><text:span text:style-name="T60"> → r</text:span><text:span text:style-name="T6">r3</text:span><text:span text:style-name="T60">, p</text:span><text:span text:style-name="T6">1tl</text:span><text:span text:style-name="T60"> → r</text:span><text:span text:style-name="T6">4</text:span><text:span text:style-name="T60"> and p</text:span><text:span text:style-name="T6">2tl</text:span><text:span text:style-name="T60"> → r</text:span><text:span text:style-name="T6">4</text:span><text:span text:style-name="T60"> are all equal and the best choices. Since they are all equal f</text:span><text:span text:style-name="T6">altern</text:span><text:span text:style-name="T60"> will choose randomly.</text:span></text:p>
      <text:p text:style-name="P47"/>
      <text:p text:style-name="Standard"><text:span text:style-name="T60">We can assume p</text:span><text:span text:style-name="T6">1m</text:span><text:span text:style-name="T60"> → r</text:span><text:span text:style-name="T6">3</text:span><text:span text:style-name="T60"> is chosen. At this point the choices are more limited. We can see the choices completely below.</text:span></text:p>
      <text:p text:style-name="P47"><draw:rect text:anchor-type="paragraph" draw:z-index="50" draw:style-name="gr1" draw:text-style-name="P76" svg:width="1.588cm" svg:height="1.202cm" svg:x="4.994cm" svg:y="0.088cm"><text:p text:style-name="P76">p<text:span text:style-name="T109">m</text:span></text:p></draw:rect><draw:rect text:anchor-type="paragraph" draw:z-index="51" draw:style-name="gr1" draw:text-style-name="P76" svg:width="1.588cm" svg:height="1.202cm" svg:x="6.581cm" svg:y="0.088cm"><text:p text:style-name="P76"><text:span text:style-name="T110">p</text:span><text:span text:style-name="T111">tl</text:span></text:p></draw:rect><draw:rect text:anchor-type="paragraph" draw:z-index="74" draw:style-name="gr3" draw:text-style-name="P76" svg:width="4.855cm" svg:height="1.02cm" svg:x="9.126cm" svg:y="0.071cm"><text:p text:style-name="P76">P = {p<text:span text:style-name="T109">2m</text:span><text:span text:style-name="T60">, p</text:span><text:span text:style-name="T109">1tl</text:span><text:span text:style-name="T60">, p</text:span><text:span text:style-name="T109">2tl</text:span>}</text:p></draw:rect></text:p>
      <text:p text:style-name="P47"/>
      <text:p text:style-name="P47"><draw:rect text:anchor-type="paragraph" draw:z-index="52" draw:style-name="gr1" draw:text-style-name="P76" svg:width="1.451cm" svg:height="0.795cm" svg:x="4.994cm" svg:y="0.316cm"><text:p text:style-name="P76"><text:span text:style-name="T110">p</text:span><text:span text:style-name="T111">1m</text:span></text:p></draw:rect><draw:rect text:anchor-type="paragraph" draw:z-index="53" draw:style-name="gr1" draw:text-style-name="P76" svg:width="1.475cm" svg:height="0.795cm" svg:x="6.694cm" svg:y="0.316cm"><text:p text:style-name="P76"><text:span text:style-name="T110">r</text:span><text:span text:style-name="T111">4</text:span></text:p></draw:rect></text:p>
      <text:p text:style-name="Standard"><draw:line text:anchor-type="paragraph" draw:z-index="70" draw:style-name="gr6" draw:text-style-name="P76" svg:x1="4.993cm" svg:y1="0.4cm" svg:x2="2.935cm" svg:y2="1.153cm"><text:p/></draw:line><draw:line text:anchor-type="paragraph" draw:z-index="73" draw:style-name="gr6" draw:text-style-name="P76" svg:x1="8.169cm" svg:y1="0.333cm" svg:x2="11.759cm" svg:y2="1.204cm"><text:p/></draw:line><draw:rect text:anchor-type="paragraph" draw:z-index="75" draw:style-name="gr7" draw:text-style-name="P76" svg:width="0.569cm" svg:height="0.249cm" svg:x="10.396cm" svg:y="0.45cm"><text:p text:style-name="P76">-∞</text:p></draw:rect></text:p>
      <text:p text:style-name="Standard"><draw:line text:anchor-type="paragraph" draw:z-index="71" draw:style-name="gr6" draw:text-style-name="P76" svg:x1="5.862cm" svg:y1="0.136cm" svg:x2="5.703cm" svg:y2="0.655cm"><text:p/></draw:line><draw:line text:anchor-type="paragraph" draw:z-index="72" draw:style-name="gr6" draw:text-style-name="P76" svg:x1="7.994cm" svg:y1="0.136cm" svg:x2="8.401cm" svg:y2="0.711cm"><text:p/></draw:line><draw:rect text:anchor-type="paragraph" draw:z-index="76" draw:style-name="gr7" draw:text-style-name="P76" svg:width="0.454cm" svg:height="0.454cm" svg:x="8.401cm" svg:y="0.136cm"><text:p text:style-name="P76">1</text:p></draw:rect><draw:rect text:anchor-type="paragraph" draw:z-index="77" draw:style-name="gr7" draw:text-style-name="P76" svg:width="0.59cm" svg:height="0.115cm" svg:x="5.861cm" svg:y="0.298cm"><text:p text:style-name="P76">2</text:p></draw:rect><draw:rect text:anchor-type="paragraph" draw:z-index="78" draw:style-name="gr7" draw:text-style-name="P76" svg:width="0.364cm" svg:height="0.295cm" svg:x="1.734cm" svg:y="0.185cm"><text:p text:style-name="P76">2</text:p></draw:rect></text:p>
      <text:p text:style-name="Standard"><draw:rect text:anchor-type="paragraph" draw:z-index="54" draw:style-name="gr1" draw:text-style-name="P76" svg:width="1.588cm" svg:height="1.202cm" svg:x="0.344cm" svg:y="0.18cm"><text:p text:style-name="P76">p<text:span text:style-name="T109">m</text:span></text:p></draw:rect><draw:rect text:anchor-type="paragraph" draw:z-index="55" draw:style-name="gr1" draw:text-style-name="P76" svg:width="1.588cm" svg:height="1.202cm" svg:x="1.931cm" svg:y="0.18cm"><text:p text:style-name="P76"><text:span text:style-name="T110">p</text:span><text:span text:style-name="T111">tl</text:span></text:p></draw:rect><draw:rect text:anchor-type="paragraph" draw:z-index="58" draw:style-name="gr1" draw:text-style-name="P76" svg:width="1.588cm" svg:height="1.202cm" svg:x="3.926cm" svg:y="0.168cm"><text:p text:style-name="P76">p<text:span text:style-name="T109">m</text:span></text:p></draw:rect><draw:rect text:anchor-type="paragraph" draw:z-index="59" draw:style-name="gr1" draw:text-style-name="P76" svg:width="1.588cm" svg:height="1.202cm" svg:x="5.514cm" svg:y="0.168cm"><text:p text:style-name="P76"><text:span text:style-name="T110">p</text:span><text:span text:style-name="T111">tl</text:span></text:p></draw:rect><draw:rect text:anchor-type="paragraph" draw:z-index="62" draw:style-name="gr1" draw:text-style-name="P76" svg:width="1.588cm" svg:height="1.202cm" svg:x="7.398cm" svg:y="0.224cm"><text:p text:style-name="P76">p<text:span text:style-name="T109">m</text:span></text:p></draw:rect><draw:rect text:anchor-type="paragraph" draw:z-index="63" draw:style-name="gr1" draw:text-style-name="P76" svg:width="1.588cm" svg:height="1.202cm" svg:x="8.985cm" svg:y="0.224cm"><text:p text:style-name="P76"><text:span text:style-name="T110">p</text:span><text:span text:style-name="T111">tl</text:span></text:p></draw:rect><draw:rect text:anchor-type="paragraph" draw:z-index="66" draw:style-name="gr1" draw:text-style-name="P76" svg:width="1.588cm" svg:height="1.202cm" svg:x="11.026cm" svg:y="0.231cm"><text:p text:style-name="P76">p<text:span text:style-name="T109">m</text:span><text:span text:style-name="T60">,p</text:span></text:p></draw:rect><draw:rect text:anchor-type="paragraph" draw:z-index="67" draw:style-name="gr1" draw:text-style-name="P76" svg:width="1.588cm" svg:height="1.202cm" svg:x="12.614cm" svg:y="0.231cm"><text:p text:style-name="P76"><text:span text:style-name="T110">p</text:span><text:span text:style-name="T111">tl</text:span></text:p></draw:rect></text:p>
      <text:p text:style-name="Standard"/>
      <text:p text:style-name="Standard"><draw:rect text:anchor-type="paragraph" draw:z-index="56" draw:style-name="gr1" draw:text-style-name="P76" svg:width="1.451cm" svg:height="0.795cm" svg:x="0.344cm" svg:y="0.407cm"><text:p text:style-name="P76"><text:span text:style-name="T110">p</text:span><text:span text:style-name="T111">1m</text:span><text:span text:style-name="T110">,p</text:span><text:span text:style-name="T111">2m</text:span></text:p></draw:rect><draw:rect text:anchor-type="paragraph" draw:z-index="57" draw:style-name="gr1" draw:text-style-name="P76" svg:width="1.475cm" svg:height="0.795cm" svg:x="2.044cm" svg:y="0.407cm"><text:p text:style-name="P76"><text:span text:style-name="T110">r</text:span><text:span text:style-name="T111">4</text:span></text:p></draw:rect><draw:rect text:anchor-type="paragraph" draw:z-index="60" draw:style-name="gr1" draw:text-style-name="P76" svg:width="1.451cm" svg:height="0.795cm" svg:x="3.926cm" svg:y="0.395cm"><text:p text:style-name="P76"><text:span text:style-name="T110">p</text:span><text:span text:style-name="T111">1m</text:span></text:p></draw:rect><draw:rect text:anchor-type="paragraph" draw:z-index="61" draw:style-name="gr1" draw:text-style-name="P76" svg:width="1.475cm" svg:height="0.795cm" svg:x="5.627cm" svg:y="0.395cm"><text:p text:style-name="P76"><text:span text:style-name="T110">p'</text:span></text:p></draw:rect><draw:rect text:anchor-type="paragraph" draw:z-index="64" draw:style-name="gr1" draw:text-style-name="P76" svg:width="1.451cm" svg:height="0.795cm" svg:x="7.398cm" svg:y="0.452cm"><text:p text:style-name="P76"><text:span text:style-name="T110">p</text:span><text:span text:style-name="T111">1m</text:span></text:p></draw:rect><draw:rect text:anchor-type="paragraph" draw:z-index="65" draw:style-name="gr1" draw:text-style-name="P76" svg:width="1.475cm" svg:height="0.795cm" svg:x="9.098cm" svg:y="0.452cm"><text:p text:style-name="P76"><text:span text:style-name="T110">p</text:span><text:span text:style-name="T111">2m</text:span></text:p></draw:rect><draw:rect text:anchor-type="paragraph" draw:z-index="68" draw:style-name="gr1" draw:text-style-name="P76" svg:width="1.451cm" svg:height="0.795cm" svg:x="11.026cm" svg:y="0.459cm"><text:p text:style-name="P76"><text:span text:style-name="T110">p</text:span><text:span text:style-name="T111">1m</text:span></text:p></draw:rect><draw:rect text:anchor-type="paragraph" draw:z-index="69" draw:style-name="gr1" draw:text-style-name="P76" svg:width="1.475cm" svg:height="0.795cm" svg:x="12.726cm" svg:y="0.459cm"><text:p text:style-name="P76"><text:span text:style-name="T110">r</text:span><text:span text:style-name="T111">4</text:span></text:p></draw:rect><text:soft-page-break/></text:p>
      <text:p text:style-name="Standard"/>
      <text:p text:style-name="Standard"/>
      <text:p text:style-name="P55"><text:span text:style-name="T60">Note:</text:span><text:span text:style-name="T60"><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60">and</text:span><text:span text:style-name="T60"><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60">.</text:span></text:p>
      <text:p text:style-name="P49"/>
      <text:p text:style-name="P49"/>
      <text:p text:style-name="P49"/>
      <text:p text:style-name="P55"><text:span text:style-name="T67">The last transitions of the search are going to be very similar. The best transitions are the ones that put the person closest to their leader. If we go down p</text:span><text:span text:style-name="T17">2m</text:span><text:span text:style-name="T67"> → r</text:span><text:span text:style-name="T17">3</text:span><text:span text:style-name="T67"> we have only one place to put the remaining people that is viable. This example has demonstrated the </text:span><text:span text:style-name="T67">strong control and the success this method can have in searching for a solution.</text:span></text:p>
      <text:p text:style-name="Standard"/>
      <text:p text:style-name="P69">Notes and Development Ideas</text:p>
      <text:p text:style-name="P23"/>
      <text:p text:style-name="P65">While in theory there is no backtracking for an Or-Tree based search, it is not guaranteed that there will always be a solution for any given path we choose. Therefore, if all children are unsolv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text:p>
      <text:p text:style-name="P26"><text:line-break/><text:span text:style-name="T102">Another possibility for an unsolvable path is to create an alternate “hero” function that messes with the entire tree to try and turn it into a valid path again.</text:span></text:p>
      <text:p text:style-name="P26"><text:line-break/><text:span text:style-name="T102">Correspondence with Kremer gave us the idea to implement an “iterator” that pretends to generate the tree but doesn't actually allocate much memory. This seems like a really good idea so we're looking into it.</text:span></text:p>
      <text:p text:style-name="P26"><text:line-break/><text:span text:style-name="T102">The idea that multi-threading could allow us to try multiple paths at the same time has been discussed but rejected for potentially reducing the amount of work done on either.</text:span><text:line-break/><text:span text:style-name="T102">Our control has to be trustworthy to always take the best seeming choice possible then, however.</text:span> </text:p>
      <text:p text:style-name="Standard"/>
      <text:p text:style-name="Standard"><text:span text:style-name="T23">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1</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6T00:34:55</dc:date>
    <meta:editing-cycles>119</meta:editing-cycles>
    <meta:editing-duration>PT21H5M26S</meta:editing-duration>
    <meta:generator>LibreOffice/3.6$Linux_X86_64 LibreOffice_project/360m1$Build-2</meta:generator>
    <meta:document-statistic meta:table-count="1" meta:image-count="0" meta:object-count="6" meta:page-count="12" meta:paragraph-count="156" meta:word-count="3329" meta:character-count="18358" meta:non-whitespace-character-count="15066"/>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